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宋体" svg:font-family="宋体" style:font-pitch="variable"/>
    <style:font-face style:name="宋体1" svg:font-family="宋体" style:font-adornments="标准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024cm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draw:stroke="dash" draw:stroke-dash="Ultrafine_20_Dashed"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0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7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5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4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46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3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cm"/>
    </style:style>
    <style:style style:name="gr20" style:family="graphic" style:parent-style-name="standard">
      <style:graphic-properties draw:stroke="none" svg:stroke-color="#000000" draw:fill="none" draw:fill-color="#ffffff" fo:min-height="0.612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448cm" fo:min-width="0.198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198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0.008cm"/>
    </style:style>
    <style:style style:name="gr2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489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1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30" style:family="graphic" style:parent-style-name="objectwithoutfill">
      <style:graphic-properties svg:stroke-color="#000000" draw:marker-end-width="0.3cm" draw:fill="none" draw:fill-color="#ffffff" draw:textarea-vertical-align="middle"/>
    </style:style>
    <style:style style:name="gr31" style:family="graphic" style:parent-style-name="objectwithoutfill">
      <style:graphic-properties svg:stroke-color="#000000" draw:marker-end-width="0.3cm" draw:fill="none" draw:fill-color="#ffffff" draw:textarea-vertical-align="middle"/>
    </style:style>
    <style:style style:name="gr32" style:family="graphic" style:parent-style-name="objectwithoutfill">
      <style:graphic-properties draw:marker-end-width="0.3cm" draw:fill="none" draw:textarea-vertical-align="middle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322cm" fo:min-width="2.056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322cm" fo:min-width="2.612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3.973cm" fo:min-width="0.51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Simsun1"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style:font-name="Simsun1" fo:font-size="15pt" style:font-size-asian="15pt" style:font-size-complex="15pt"/>
    </style:style>
    <style:style style:name="P6" style:family="paragraph">
      <loext:graphic-properties draw:fill-color="#ffffff"/>
      <style:paragraph-properties fo:text-align="center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style:font-name="宋体1"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  <style:text-properties style:font-name="宋体1" fo:font-size="14pt" style:font-size-asian="14pt"/>
    </style:style>
    <style:style style:name="P10" style:family="paragraph">
      <loext:graphic-properties draw:fill="none" draw:fill-color="#ffffff"/>
      <style:paragraph-properties fo:text-align="center"/>
      <style:text-properties style:font-name="宋体1" fo:font-size="14pt" style:font-size-asian="14pt"/>
    </style:style>
    <style:style style:name="P11" style:family="paragraph">
      <loext:graphic-properties draw:fill-color="#ffffff"/>
      <style:paragraph-properties fo:text-align="center"/>
      <style:text-properties style:font-name="宋体1" fo:font-size="14pt" style:font-size-asian="14pt" style:font-size-complex="18pt"/>
    </style:style>
    <style:style style:name="P12" style:family="paragraph">
      <loext:graphic-properties draw:fill="none" draw:fill-color="#ffffff"/>
      <style:paragraph-properties fo:text-align="center"/>
      <style:text-properties style:font-name="宋体1" fo:font-size="14pt" style:font-size-asian="14pt" style:font-size-complex="18pt"/>
    </style:style>
    <style:style style:name="P13" style:family="paragraph">
      <loext:graphic-properties draw:fill="none" draw:fill-color="#ffffff"/>
      <style:text-properties style:font-name="宋体1" fo:font-size="14pt" style:font-size-asian="14pt" style:font-size-complex="18pt"/>
    </style:style>
    <style:style style:name="P14" style:family="paragraph">
      <style:paragraph-properties fo:text-align="center"/>
      <style:text-properties fo:font-size="10.5pt" style:font-size-asian="10.5pt" style:font-size-complex="10.5pt"/>
    </style:style>
    <style:style style:name="P15" style:family="paragraph">
      <loext:graphic-properties draw:fill-color="#ffffff"/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style:font-name="Simsun1"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Simsun1"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style:font-name="宋体1" fo:font-size="14pt" style:font-size-asian="14pt" style:font-size-complex="14pt"/>
    </style:style>
    <style:style style:name="T6" style:family="text">
      <style:text-properties style:font-name="宋体1" fo:font-size="14pt" style:font-size-asian="14pt"/>
    </style:style>
    <style:style style:name="T7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0.508cm" svg:x="2.613cm" svg:y="1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524cm" svg:height="0.508cm" svg:x="4.1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24cm" svg:height="0.508cm" svg:x="7.113cm" svg:y="1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524cm" svg:height="0.508cm" svg:x="8.6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24cm" svg:height="0.508cm" svg:x="11.313cm" svg:y="1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24cm" svg:height="0.508cm" svg:x="12.8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24cm" svg:height="0.508cm" svg:x="15.813cm" svg:y="1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7.3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2.016cm" svg:x2="7.113cm" svg:y2="2.016cm" draw:start-shape="id1" draw:start-glue-point="1" draw:end-shape="id2" svg:d="M5637 2016h1476" svg:viewBox="0 0 1477 1">
          <text:p/>
        </draw:connector>
        <draw:connector draw:style-name="gr2" draw:text-style-name="P3" draw:layer="layout" svg:x1="10.137cm" svg:y1="2.016cm" svg:x2="11.313cm" svg:y2="2.016cm" draw:start-shape="id3" draw:start-glue-point="1" draw:end-shape="id4" svg:d="M10137 2016h1176" svg:viewBox="0 0 1177 1">
          <text:p/>
        </draw:connector>
        <draw:connector draw:style-name="gr2" draw:text-style-name="P3" draw:layer="layout" svg:x1="14.337cm" svg:y1="2.016cm" svg:x2="15.813cm" svg:y2="2.016cm" draw:start-shape="id5" draw:start-glue-point="1" draw:end-shape="id6" draw:end-glue-point="3" svg:d="M14337 2016h1476" svg:viewBox="0 0 1477 1">
          <text:p/>
        </draw:connector>
        <draw:custom-shape draw:style-name="gr1" draw:text-style-name="P2" draw:layer="layout" svg:width="1.524cm" svg:height="0.508cm" svg:x="1.213cm" svg:y="4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24cm" svg:height="0.508cm" svg:x="2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24cm" svg:height="0.508cm" svg:x="5.013cm" svg:y="4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24cm" svg:height="0.508cm" svg:x="6.5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24cm" svg:height="0.508cm" svg:x="13.413cm" svg:y="4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24cm" svg:height="0.508cm" svg:x="14.9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24cm" svg:height="0.508cm" svg:x="17.213cm" svg:y="4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237cm" svg:y1="5.016cm" svg:x2="5.013cm" svg:y2="5.016cm" draw:start-shape="id7" draw:start-glue-point="1" draw:end-shape="id8" svg:d="M4237 5016h776" svg:viewBox="0 0 777 1">
          <text:p/>
        </draw:connector>
        <draw:connector draw:style-name="gr3" draw:text-style-name="P3" draw:layer="layout" svg:x1="8.037cm" svg:y1="5.016cm" svg:x2="13.413cm" svg:y2="5.016cm" draw:start-shape="id9" draw:start-glue-point="1" draw:end-shape="id10" svg:d="M8037 5016h5376" svg:viewBox="0 0 5377 1">
          <text:p text:style-name="P1">x</text:p>
        </draw:connector>
        <draw:connector draw:style-name="gr2" draw:text-style-name="P3" draw:layer="layout" svg:x1="16.437cm" svg:y1="5.016cm" svg:x2="17.213cm" svg:y2="5.016cm" draw:start-shape="id11" draw:start-glue-point="1" draw:end-shape="id12" draw:end-glue-point="3" svg:d="M16437 5016h776" svg:viewBox="0 0 777 1">
          <text:p/>
        </draw:connector>
        <draw:custom-shape draw:style-name="gr1" draw:text-style-name="P2" xml:id="id13" draw:id="id13" draw:layer="layout" svg:width="1.524cm" svg:height="0.508cm" svg:x="9.213cm" svg:y="3.962cm">
          <text:p text:style-name="P1"><text:span text:style-name="T1">node 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24cm" svg:height="0.508cm" svg:x="10.713cm" svg:y="3.9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082cm" svg:x1="8.037cm" svg:y1="5.016cm" svg:x2="9.213cm" svg:y2="4.216cm" draw:start-shape="id9" draw:start-glue-point="1" draw:end-shape="id13" draw:end-glue-point="3" svg:d="M8037 5016h506v-800h670" svg:viewBox="0 0 1177 801">
          <text:p/>
        </draw:connector>
        <draw:connector draw:style-name="gr2" draw:text-style-name="P3" draw:layer="layout" draw:line-skew="-0.191cm" svg:x1="12.237cm" svg:y1="4.216cm" svg:x2="13.413cm" svg:y2="5.016cm" draw:start-shape="id14" draw:start-glue-point="1" draw:end-shape="id10" draw:end-glue-point="3" svg:d="M12237 4216h397v800h779" svg:viewBox="0 0 1177 801">
          <text:p/>
        </draw:connector>
        <draw:custom-shape draw:style-name="gr1" draw:text-style-name="P2" draw:layer="layout" svg:width="1.524cm" svg:height="0.508cm" svg:x="1.613cm" svg:y="7.1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24cm" svg:height="0.508cm" svg:x="3.1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524cm" svg:height="0.508cm" svg:x="6.113cm" svg:y="7.1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524cm" svg:height="0.508cm" svg:x="7.6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524cm" svg:height="0.508cm" svg:x="11.813cm" svg:y="7.1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524cm" svg:height="0.508cm" svg:x="13.3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524cm" svg:height="0.508cm" svg:x="17.013cm" svg:y="7.1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5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637cm" svg:y1="7.416cm" svg:x2="6.113cm" svg:y2="7.416cm" draw:start-shape="id15" draw:start-glue-point="1" draw:end-shape="id16" svg:d="M4637 7416h1476" svg:viewBox="0 0 1477 1">
          <text:p/>
        </draw:connector>
        <draw:connector draw:style-name="gr3" draw:text-style-name="P3" draw:layer="layout" svg:x1="9.137cm" svg:y1="7.416cm" svg:x2="11.813cm" svg:y2="7.416cm" draw:start-shape="id17" draw:start-glue-point="1" draw:end-shape="id18" svg:d="M9137 7416h2676" svg:viewBox="0 0 2677 1">
          <text:p text:style-name="P1"><text:s text:c="2"/>x</text:p>
        </draw:connector>
        <draw:connector draw:style-name="gr3" draw:text-style-name="P3" draw:layer="layout" svg:x1="14.837cm" svg:y1="7.416cm" svg:x2="17.013cm" svg:y2="7.416cm" draw:start-shape="id19" draw:start-glue-point="1" draw:end-shape="id20" draw:end-glue-point="3" svg:d="M14837 7416h2176" svg:viewBox="0 0 2177 1">
          <text:p text:style-name="P1"><text:span text:style-name="T2">X</text:span> <text:s text:c="3"/></text:p>
        </draw:connector>
        <draw:connector draw:style-name="gr4" draw:text-style-name="P4" xml:id="id21" draw:id="id21" draw:layer="layout" svg:x1="9.137cm" svg:y1="7.416cm" svg:x2="10.341cm" svg:y2="6.107cm" draw:start-shape="id17" draw:start-glue-point="1" svg:d="M9137 7416h853v-1309h351" svg:viewBox="0 0 1205 1310">
          <text:p/>
        </draw:connector>
        <draw:connector draw:style-name="gr4" draw:text-style-name="P4" xml:id="id22" draw:id="id22" draw:layer="layout" svg:x1="10.341cm" svg:y1="6.107cm" svg:x2="15.148cm" svg:y2="6.107cm" draw:start-shape="id21" draw:start-glue-point="3" svg:d="M10341 6107h4807" svg:viewBox="0 0 4808 1">
          <text:p/>
        </draw:connector>
        <draw:connector draw:style-name="gr4" draw:text-style-name="P4" draw:layer="layout" svg:x1="15.148cm" svg:y1="6.107cm" svg:x2="17.013cm" svg:y2="7.416cm" draw:start-shape="id22" draw:start-glue-point="3" draw:end-shape="id20" draw:end-glue-point="3" svg:d="M15148 6107h933v1309h932" svg:viewBox="0 0 1866 1310">
          <text:p/>
        </draw:connector>
        <draw:custom-shape draw:style-name="gr1" draw:text-style-name="P2" xml:id="id31" draw:id="id31" draw:layer="layout" svg:width="1.524cm" svg:height="0.508cm" svg:x="2.613cm" svg:y="9.2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.524cm" svg:height="0.508cm" svg:x="4.1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524cm" svg:height="0.508cm" svg:x="7.113cm" svg:y="9.2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524cm" svg:height="0.508cm" svg:x="8.6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524cm" svg:height="0.508cm" svg:x="11.313cm" svg:y="9.2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524cm" svg:height="0.508cm" svg:x="12.8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524cm" svg:height="0.508cm" svg:x="15.813cm" svg:y="9.2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524cm" svg:height="0.508cm" svg:x="17.3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9.516cm" svg:x2="7.113cm" svg:y2="9.516cm" draw:start-shape="id23" draw:start-glue-point="1" draw:end-shape="id24" svg:d="M5637 9516h1476" svg:viewBox="0 0 1477 1">
          <text:p/>
        </draw:connector>
        <draw:connector draw:style-name="gr2" draw:text-style-name="P3" draw:layer="layout" svg:x1="10.137cm" svg:y1="9.516cm" svg:x2="11.313cm" svg:y2="9.516cm" draw:start-shape="id25" draw:start-glue-point="1" draw:end-shape="id26" svg:d="M10137 9516h1176" svg:viewBox="0 0 1177 1">
          <text:p/>
        </draw:connector>
        <draw:connector draw:style-name="gr2" draw:text-style-name="P3" draw:layer="layout" svg:x1="14.337cm" svg:y1="9.516cm" svg:x2="15.813cm" svg:y2="9.516cm" draw:start-shape="id27" draw:start-glue-point="1" draw:end-shape="id28" draw:end-glue-point="3" svg:d="M14337 9516h1476" svg:viewBox="0 0 1477 1">
          <text:p/>
        </draw:connector>
        <draw:connector draw:style-name="gr4" draw:text-style-name="P4" xml:id="id30" draw:id="id30" draw:layer="layout" svg:x1="18.837cm" svg:y1="9.516cm" svg:x2="2.139cm" svg:y2="10.605cm" draw:start-shape="id29" draw:start-glue-point="1" svg:d="M18837 9516h501v1089h-17199" svg:viewBox="0 0 17200 1090">
          <text:p/>
        </draw:connector>
        <draw:connector draw:style-name="gr2" draw:text-style-name="P3" draw:layer="layout" svg:x1="2.139cm" svg:y1="10.605cm" svg:x2="2.613cm" svg:y2="9.516cm" draw:start-shape="id30" draw:start-glue-point="3" draw:end-shape="id31" draw:end-glue-point="3" svg:d="M2139 10605h-501v-1089h975" svg:viewBox="0 0 976 1090">
          <text:p/>
        </draw:connector>
        <draw:custom-shape draw:style-name="gr1" draw:text-style-name="P2" xml:id="id40" draw:id="id40" draw:layer="layout" svg:width="1.524cm" svg:height="0.508cm" svg:x="2.613cm" svg:y="11.663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524cm" svg:height="0.508cm" svg:x="4.1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524cm" svg:height="0.508cm" svg:x="7.113cm" svg:y="11.663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524cm" svg:height="0.508cm" svg:x="8.6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1.524cm" svg:height="0.508cm" svg:x="11.313cm" svg:y="11.663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524cm" svg:height="0.508cm" svg:x="12.8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524cm" svg:height="0.508cm" svg:x="15.813cm" svg:y="11.663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524cm" svg:height="0.508cm" svg:x="17.3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11.917cm" svg:x2="7.113cm" svg:y2="11.917cm" draw:start-shape="id32" draw:start-glue-point="1" draw:end-shape="id33" svg:d="M5637 11917h1476" svg:viewBox="0 0 1477 1">
          <text:p/>
        </draw:connector>
        <draw:connector draw:style-name="gr2" draw:text-style-name="P3" draw:layer="layout" svg:x1="10.137cm" svg:y1="11.917cm" svg:x2="11.313cm" svg:y2="11.917cm" draw:start-shape="id34" draw:start-glue-point="1" draw:end-shape="id35" svg:d="M10137 11917h1176" svg:viewBox="0 0 1177 1">
          <text:p/>
        </draw:connector>
        <draw:connector draw:style-name="gr2" draw:text-style-name="P3" draw:layer="layout" svg:x1="14.337cm" svg:y1="11.917cm" svg:x2="15.813cm" svg:y2="11.917cm" draw:start-shape="id36" draw:start-glue-point="1" draw:end-shape="id37" draw:end-glue-point="3" svg:d="M14337 11917h1476" svg:viewBox="0 0 1477 1">
          <text:p/>
        </draw:connector>
        <draw:connector draw:style-name="gr4" draw:text-style-name="P4" xml:id="id39" draw:id="id39" draw:layer="layout" svg:x1="18.837cm" svg:y1="11.917cm" svg:x2="2.139cm" svg:y2="13.006cm" draw:start-shape="id38" draw:start-glue-point="1" svg:d="M18837 11917h501v1089h-17199" svg:viewBox="0 0 17200 1090">
          <text:p/>
        </draw:connector>
        <draw:connector draw:style-name="gr2" draw:text-style-name="P3" draw:layer="layout" svg:x1="2.139cm" svg:y1="13.006cm" svg:x2="2.613cm" svg:y2="11.917cm" draw:start-shape="id39" draw:start-glue-point="3" draw:end-shape="id40" draw:end-glue-point="3" svg:d="M2139 13006h-501v-1089h975" svg:viewBox="0 0 976 1090">
          <text:p/>
        </draw:connector>
        <draw:connector draw:style-name="gr2" draw:text-style-name="P3" draw:layer="layout" draw:line-skew="0cm -0.256cm" svg:x1="14.337cm" svg:y1="11.917cm" svg:x2="7.875cm" svg:y2="11.663cm" draw:start-shape="id36" draw:start-glue-point="1" draw:end-shape="id33" draw:end-glue-point="0" svg:d="M14337 11917h501v-1011h-6963v757" svg:viewBox="0 0 6964 1012">
          <text:p/>
        </draw:connector>
        <draw:custom-shape draw:style-name="gr5" draw:text-style-name="P2" draw:layer="layout" svg:width="1.308cm" svg:height="0.508cm" svg:x="2.6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1" draw:id="id41" draw:layer="layout" svg:width="1.278cm" svg:height="0.508cm" svg:x="3.9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6" draw:id="id46" draw:layer="layout" svg:width="1.256cm" svg:height="0.508cm" svg:x="1.381cm" svg:y="14.5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5" draw:id="id45" draw:layer="layout" svg:width="1.38cm" svg:height="0.508cm" svg:x="7.3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3" draw:id="id43" draw:layer="layout" svg:width="1.377cm" svg:height="0.508cm" svg:x="8.7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2" draw:id="id42" draw:layer="layout" svg:width="1.283cm" svg:height="0.508cm" svg:x="6.013cm" svg:y="14.5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7" draw:id="id47" draw:layer="layout" svg:width="1.379cm" svg:height="0.508cm" svg:x="12.2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8" draw:id="id48" draw:layer="layout" svg:width="1.376cm" svg:height="0.508cm" svg:x="13.6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4" draw:id="id44" draw:layer="layout" svg:width="1.282cm" svg:height="0.508cm" svg:x="10.9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191cm" svg:y1="14.816cm" svg:x2="6.013cm" svg:y2="14.816cm" draw:start-shape="id41" draw:start-glue-point="1" draw:end-shape="id42" draw:end-glue-point="3" svg:d="M5191 14816h822" svg:viewBox="0 0 823 1">
          <text:p/>
        </draw:connector>
        <draw:connector draw:style-name="gr2" draw:text-style-name="P3" draw:layer="layout" svg:x1="10.09cm" svg:y1="14.816cm" svg:x2="10.913cm" svg:y2="14.816cm" draw:start-shape="id43" draw:start-glue-point="1" draw:end-shape="id44" draw:end-glue-point="3" svg:d="M10090 14816h823" svg:viewBox="0 0 824 1">
          <text:p/>
        </draw:connector>
        <draw:connector draw:style-name="gr2" draw:text-style-name="P3" draw:layer="layout" draw:line-skew="0.161cm" svg:x1="8.003cm" svg:y1="15.07cm" svg:x2="2.009cm" svg:y2="15.07cm" draw:start-shape="id45" draw:start-glue-point="2" draw:end-shape="id46" svg:d="M8003 15070v662h-5994v-662" svg:viewBox="0 0 5995 663">
          <text:p/>
        </draw:connector>
        <draw:connector draw:style-name="gr2" draw:text-style-name="P3" draw:layer="layout" draw:line-skew="-0.234cm" svg:x1="12.902cm" svg:y1="14.562cm" svg:x2="6.654cm" svg:y2="14.562cm" draw:start-shape="id47" draw:start-glue-point="0" draw:end-shape="id42" svg:d="M12902 14562v-735h-6248v735" svg:viewBox="0 0 6249 736">
          <text:p/>
        </draw:connector>
        <draw:custom-shape draw:style-name="gr14" draw:text-style-name="P2" xml:id="id50" draw:id="id50" draw:layer="layout" svg:width="1.378cm" svg:height="0.508cm" svg:x="17.1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48cm" svg:height="0.508cm" svg:x="18.5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49" draw:id="id49" draw:layer="layout" svg:width="1.281cm" svg:height="0.508cm" svg:x="15.8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989cm" svg:y1="14.816cm" svg:x2="15.813cm" svg:y2="14.816cm" draw:start-shape="id48" draw:start-glue-point="1" draw:end-shape="id49" draw:end-glue-point="3" svg:d="M14989 14816h824" svg:viewBox="0 0 825 1">
          <text:p/>
        </draw:connector>
        <draw:connector draw:style-name="gr2" draw:text-style-name="P3" draw:layer="layout" draw:line-skew="0.161cm" svg:x1="17.802cm" svg:y1="15.07cm" svg:x2="11.554cm" svg:y2="15.07cm" draw:start-shape="id50" draw:end-shape="id44" draw:end-glue-point="2" svg:d="M17802 15070v662h-6248v-662" svg:viewBox="0 0 6249 663">
          <text:p/>
        </draw:connector>
        <draw:custom-shape draw:style-name="gr17" draw:text-style-name="P2" draw:layer="layout" svg:width="0.546cm" svg:height="0.508cm" svg:x="2.51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1" draw:id="id51" draw:layer="layout" svg:width="1.232cm" svg:height="0.508cm" svg:x="3.0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7.2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3" draw:id="id53" draw:layer="layout" svg:width="1.232cm" svg:height="0.508cm" svg:x="6.1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2" draw:id="id52" draw:layer="layout" svg:width="0.494cm" svg:height="0.508cm" svg:x="5.143cm" svg:y="17.2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7.26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5" draw:id="id55" draw:layer="layout" svg:width="1.232cm" svg:height="0.508cm" svg:x="9.2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4" draw:id="id54" draw:layer="layout" svg:width="0.494cm" svg:height="0.508cm" svg:x="8.243cm" svg:y="17.2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7.262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7" draw:id="id57" draw:layer="layout" svg:width="1.232cm" svg:height="0.508cm" svg:x="12.3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6" draw:id="id56" draw:layer="layout" svg:width="0.494cm" svg:height="0.508cm" svg:x="11.34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7.2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9" draw:id="id59" draw:layer="layout" svg:width="1.232cm" svg:height="0.508cm" svg:x="15.4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8" draw:id="id58" draw:layer="layout" svg:width="0.494cm" svg:height="0.508cm" svg:x="14.44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7.2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0" draw:id="id60" draw:layer="layout" svg:width="0.494cm" svg:height="0.508cm" svg:x="17.543cm" svg:y="17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2.513cm" svg:y="18.66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1" draw:id="id61" draw:layer="layout" svg:width="1.232cm" svg:height="0.508cm" svg:x="3.0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8.6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8.662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3" draw:id="id63" draw:layer="layout" svg:width="1.232cm" svg:height="0.508cm" svg:x="6.1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2" draw:id="id62" draw:layer="layout" svg:width="0.494cm" svg:height="0.508cm" svg:x="5.143cm" svg:y="18.6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8.662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5" draw:id="id65" draw:layer="layout" svg:width="1.232cm" svg:height="0.508cm" svg:x="9.2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4" draw:id="id64" draw:layer="layout" svg:width="0.494cm" svg:height="0.508cm" svg:x="8.243cm" svg:y="18.6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7" draw:id="id67" draw:layer="layout" svg:width="1.232cm" svg:height="0.508cm" svg:x="12.3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6" draw:id="id66" draw:layer="layout" svg:width="0.494cm" svg:height="0.508cm" svg:x="11.34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8.6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9" draw:id="id69" draw:layer="layout" svg:width="1.232cm" svg:height="0.508cm" svg:x="15.4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8" draw:id="id68" draw:layer="layout" svg:width="0.494cm" svg:height="0.508cm" svg:x="14.443cm" svg:y="18.6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70" draw:id="id70" draw:layer="layout" svg:width="0.494cm" svg:height="0.508cm" svg:x="17.543cm" svg:y="18.66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0.816cm" svg:height="0.862cm" svg:x="1.046cm" svg:y="17.156cm">
          <draw:text-box>
            <text:p><text:span text:style-name="T3">A</text:span></text:p>
          </draw:text-box>
        </draw:frame>
        <draw:frame draw:style-name="gr20" draw:text-style-name="P5" draw:layer="layout" svg:width="0.816cm" svg:height="0.862cm" svg:x="1.046cm" svg:y="18.456cm">
          <draw:text-box>
            <text:p><text:span text:style-name="T3">B</text:span></text:p>
          </draw:text-box>
        </draw:frame>
        <draw:connector draw:style-name="gr2" draw:text-style-name="P3" draw:layer="layout" svg:x1="4.291cm" svg:y1="17.516cm" svg:x2="5.143cm" svg:y2="17.516cm" draw:start-shape="id51" draw:start-glue-point="1" draw:end-shape="id52" draw:end-glue-point="3" svg:d="M4291 17516h852" svg:viewBox="0 0 853 1">
          <text:p/>
        </draw:connector>
        <draw:connector draw:style-name="gr2" draw:text-style-name="P3" draw:layer="layout" svg:x1="7.391cm" svg:y1="17.516cm" svg:x2="8.243cm" svg:y2="17.516cm" draw:start-shape="id53" draw:start-glue-point="1" draw:end-shape="id54" draw:end-glue-point="3" svg:d="M7391 17516h852" svg:viewBox="0 0 853 1">
          <text:p/>
        </draw:connector>
        <draw:connector draw:style-name="gr2" draw:text-style-name="P3" draw:layer="layout" svg:x1="10.491cm" svg:y1="17.516cm" svg:x2="11.343cm" svg:y2="17.516cm" draw:start-shape="id55" draw:start-glue-point="1" draw:end-shape="id56" draw:end-glue-point="3" svg:d="M10491 17516h852" svg:viewBox="0 0 853 1">
          <text:p/>
        </draw:connector>
        <draw:connector draw:style-name="gr2" draw:text-style-name="P3" draw:layer="layout" svg:x1="13.591cm" svg:y1="17.516cm" svg:x2="14.443cm" svg:y2="17.516cm" draw:start-shape="id57" draw:start-glue-point="1" draw:end-shape="id58" draw:end-glue-point="3" svg:d="M13591 17516h852" svg:viewBox="0 0 853 1">
          <text:p/>
        </draw:connector>
        <draw:connector draw:style-name="gr2" draw:text-style-name="P3" draw:layer="layout" svg:x1="16.691cm" svg:y1="17.516cm" svg:x2="17.543cm" svg:y2="17.516cm" draw:start-shape="id59" draw:start-glue-point="1" draw:end-shape="id60" draw:end-glue-point="3" svg:d="M16691 17516h852" svg:viewBox="0 0 853 1">
          <text:p/>
        </draw:connector>
        <draw:connector draw:style-name="gr2" draw:text-style-name="P3" draw:layer="layout" svg:x1="4.291cm" svg:y1="18.916cm" svg:x2="5.143cm" svg:y2="18.916cm" draw:start-shape="id61" draw:start-glue-point="1" draw:end-shape="id62" draw:end-glue-point="3" svg:d="M4291 18916h852" svg:viewBox="0 0 853 1">
          <text:p/>
        </draw:connector>
        <draw:connector draw:style-name="gr2" draw:text-style-name="P3" draw:layer="layout" svg:x1="7.391cm" svg:y1="18.916cm" svg:x2="8.243cm" svg:y2="18.916cm" draw:start-shape="id63" draw:start-glue-point="1" draw:end-shape="id64" draw:end-glue-point="3" svg:d="M7391 18916h852" svg:viewBox="0 0 853 1">
          <text:p/>
        </draw:connector>
        <draw:connector draw:style-name="gr2" draw:text-style-name="P3" draw:layer="layout" svg:x1="10.491cm" svg:y1="18.916cm" svg:x2="11.343cm" svg:y2="18.916cm" draw:start-shape="id65" draw:start-glue-point="1" draw:end-shape="id66" draw:end-glue-point="3" svg:d="M10491 18916h852" svg:viewBox="0 0 853 1">
          <text:p/>
        </draw:connector>
        <draw:connector draw:style-name="gr2" draw:text-style-name="P3" draw:layer="layout" svg:x1="13.591cm" svg:y1="18.916cm" svg:x2="14.443cm" svg:y2="18.916cm" draw:start-shape="id67" draw:start-glue-point="1" draw:end-shape="id68" draw:end-glue-point="3" svg:d="M13591 18916h852" svg:viewBox="0 0 853 1">
          <text:p/>
        </draw:connector>
        <draw:connector draw:style-name="gr2" draw:text-style-name="P3" draw:layer="layout" svg:x1="16.691cm" svg:y1="18.916cm" svg:x2="17.543cm" svg:y2="18.916cm" draw:start-shape="id69" draw:start-glue-point="1" draw:end-shape="id70" draw:end-glue-point="3" svg:d="M16691 18916h852" svg:viewBox="0 0 853 1">
          <text:p/>
        </draw:connector>
      </draw:page>
      <draw:page draw:name="page2" draw:style-name="dp1" draw:master-page-name="Default">
        <draw:custom-shape draw:style-name="gr21" draw:text-style-name="P4" xml:id="id71" draw:id="id71" draw:layer="layout" svg:width="0.986cm" svg:height="0.986cm" svg:x="9.783cm" svg:y="7.0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2" draw:id="id72" draw:layer="layout" svg:width="0.986cm" svg:height="0.986cm" svg:x="7.478cm" svg:y="9.5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5" draw:id="id75" draw:layer="layout" svg:width="0.986cm" svg:height="0.986cm" svg:x="11.834cm" svg:y="9.40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3" draw:id="id73" draw:layer="layout" svg:width="0.986cm" svg:height="0.986cm" svg:x="6.027cm" svg:y="11.59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4" draw:id="id74" draw:layer="layout" svg:width="0.986cm" svg:height="0.986cm" svg:x="8.567cm" svg:y="11.49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6" draw:id="id76" draw:layer="layout" svg:width="0.986cm" svg:height="0.986cm" svg:x="10.888cm" svg:y="11.46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7" draw:id="id77" draw:layer="layout" svg:width="0.986cm" svg:height="0.986cm" svg:x="13.15cm" svg:y="11.21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8" draw:id="id78" draw:layer="layout" svg:width="0.986cm" svg:height="0.986cm" svg:x="9.375cm" svg:y="13.72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9" draw:id="id79" draw:layer="layout" svg:width="0.986cm" svg:height="0.986cm" svg:x="12.315cm" svg:y="13.55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927cm" svg:y1="7.846cm" svg:x2="8.32cm" svg:y2="9.653cm" draw:start-shape="id71" draw:start-glue-point="7" draw:end-shape="id72" draw:end-glue-point="11" svg:d="M9927 7846l-1607 1807" svg:viewBox="0 0 1608 1808">
          <text:p/>
        </draw:connector>
        <draw:connector draw:style-name="gr2" draw:text-style-name="P3" draw:layer="layout" draw:type="line" svg:x1="7.622cm" svg:y1="10.351cm" svg:x2="6.869cm" svg:y2="11.742cm" draw:start-shape="id72" draw:start-glue-point="7" draw:end-shape="id73" draw:end-glue-point="11" svg:d="M7622 10351l-753 1391" svg:viewBox="0 0 754 1392">
          <text:p/>
        </draw:connector>
        <draw:connector draw:style-name="gr2" draw:text-style-name="P3" draw:layer="layout" draw:type="line" svg:x1="8.32cm" svg:y1="10.351cm" svg:x2="8.711cm" svg:y2="11.642cm" draw:start-shape="id72" draw:start-glue-point="9" draw:end-shape="id74" draw:end-glue-point="5" svg:d="M8320 10351l391 1291" svg:viewBox="0 0 392 1292">
          <text:p/>
        </draw:connector>
        <draw:connector draw:style-name="gr2" draw:text-style-name="P3" draw:layer="layout" draw:type="line" svg:x1="10.625cm" svg:y1="7.846cm" svg:x2="11.978cm" svg:y2="9.553cm" draw:start-shape="id71" draw:start-glue-point="9" draw:end-shape="id75" draw:end-glue-point="5" svg:d="M10625 7846l1353 1707" svg:viewBox="0 0 1354 1708">
          <text:p/>
        </draw:connector>
        <draw:connector draw:style-name="gr2" draw:text-style-name="P3" draw:layer="layout" draw:type="line" svg:x1="11.978cm" svg:y1="10.251cm" svg:x2="11.381cm" svg:y2="11.468cm" draw:start-shape="id75" draw:start-glue-point="7" draw:end-shape="id76" draw:end-glue-point="4" svg:d="M11978 10251l-597 1217" svg:viewBox="0 0 598 1218">
          <text:p/>
        </draw:connector>
        <draw:connector draw:style-name="gr2" draw:text-style-name="P3" draw:layer="layout" draw:type="line" svg:x1="12.676cm" svg:y1="10.251cm" svg:x2="13.294cm" svg:y2="11.358cm" draw:start-shape="id75" draw:start-glue-point="9" draw:end-shape="id77" draw:end-glue-point="5" svg:d="M12676 10251l618 1107" svg:viewBox="0 0 619 1108">
          <text:p/>
        </draw:connector>
        <draw:connector draw:style-name="gr2" draw:text-style-name="P3" draw:layer="layout" draw:type="line" svg:x1="11.032cm" svg:y1="12.31cm" svg:x2="10.217cm" svg:y2="13.871cm" draw:start-shape="id76" draw:start-glue-point="7" draw:end-shape="id78" draw:end-glue-point="11" svg:d="M11032 12310l-815 1561" svg:viewBox="0 0 816 1562">
          <text:p/>
        </draw:connector>
        <draw:connector draw:style-name="gr2" draw:text-style-name="P3" draw:layer="layout" draw:type="line" svg:x1="11.73cm" svg:y1="12.31cm" svg:x2="12.459cm" svg:y2="13.698cm" draw:start-shape="id76" draw:start-glue-point="9" draw:end-shape="id79" draw:end-glue-point="5" svg:d="M11730 12310l729 1388" svg:viewBox="0 0 730 1389">
          <text:p/>
        </draw:connector>
      </draw:page>
      <draw:page draw:name="page3" draw:style-name="dp1" draw:master-page-name="Default">
        <draw:custom-shape draw:style-name="gr21" draw:text-style-name="P6" xml:id="id80" draw:id="id80" draw:layer="layout" svg:width="0.986cm" svg:height="0.986cm" svg:x="8.884cm" svg:y="1.305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1" draw:id="id81" draw:layer="layout" svg:width="0.986cm" svg:height="0.986cm" svg:x="6.479cm" svg:y="4.1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2" draw:id="id82" draw:layer="layout" svg:width="0.986cm" svg:height="0.986cm" svg:x="13.035cm" svg:y="3.91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3" draw:id="id83" draw:layer="layout" svg:width="0.986cm" svg:height="0.986cm" svg:x="8.863cm" svg:y="3.993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4" draw:id="id84" draw:layer="layout" svg:width="0.986cm" svg:height="0.986cm" svg:x="14.462cm" svg:y="6.503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85" draw:id="id85" draw:layer="layout" svg:width="0.986cm" svg:height="1.016cm" svg:x="7.531cm" svg:y="6.703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6" draw:id="id86" draw:layer="layout" svg:width="0.986cm" svg:height="0.986cm" svg:x="11.741cm" svg:y="6.557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028cm" svg:y1="2.147cm" svg:x2="7.321cm" svg:y2="4.254cm" draw:start-shape="id80" draw:start-glue-point="7" draw:end-shape="id81" draw:end-glue-point="11" svg:d="M9028 2147l-1707 2107" svg:viewBox="0 0 1708 2108">
          <text:p/>
        </draw:connector>
        <draw:connector draw:style-name="gr2" draw:text-style-name="P3" draw:layer="layout" draw:type="line" svg:x1="9.726cm" svg:y1="2.147cm" svg:x2="13.179cm" svg:y2="4.054cm" draw:start-shape="id80" draw:start-glue-point="9" draw:end-shape="id82" draw:end-glue-point="5" svg:d="M9726 2147l3453 1907" svg:viewBox="0 0 3454 1908">
          <text:p/>
        </draw:connector>
        <draw:connector draw:style-name="gr2" draw:text-style-name="P3" draw:layer="layout" draw:type="line" svg:x1="9.377cm" svg:y1="2.291cm" svg:x2="9.356cm" svg:y2="3.993cm" draw:start-shape="id80" draw:start-glue-point="8" draw:end-shape="id83" draw:end-glue-point="4" svg:d="M9377 2291l-21 1702" svg:viewBox="0 0 22 1703">
          <text:p/>
        </draw:connector>
        <draw:connector draw:style-name="gr2" draw:text-style-name="P3" draw:layer="layout" draw:type="line" svg:x1="13.877cm" svg:y1="4.752cm" svg:x2="14.955cm" svg:y2="6.503cm" draw:start-shape="id82" draw:start-glue-point="9" draw:end-shape="id84" draw:end-glue-point="4" svg:d="M13877 4752l1078 1751" svg:viewBox="0 0 1079 1752">
          <text:p/>
        </draw:connector>
        <draw:connector draw:style-name="gr2" draw:text-style-name="P3" draw:layer="layout" draw:type="line" svg:x1="9.007cm" svg:y1="4.835cm" svg:x2="8.024cm" svg:y2="6.703cm" draw:start-shape="id83" draw:start-glue-point="7" draw:end-shape="id85" draw:end-glue-point="4" svg:d="M9007 4835l-983 1868" svg:viewBox="0 0 984 1869">
          <text:p/>
        </draw:connector>
        <draw:connector draw:style-name="gr2" draw:text-style-name="P3" draw:layer="layout" draw:type="line" svg:x1="13.179cm" svg:y1="4.752cm" svg:x2="12.234cm" svg:y2="6.557cm" draw:start-shape="id82" draw:start-glue-point="7" draw:end-shape="id86" draw:end-glue-point="4" svg:d="M13179 4752l-945 1805" svg:viewBox="0 0 946 1806">
          <text:p/>
        </draw:connector>
        <draw:custom-shape draw:style-name="gr22" draw:text-style-name="P6" xml:id="id87" draw:id="id87" draw:layer="layout" svg:width="0.986cm" svg:height="1.016cm" svg:x="10.02cm" svg:y="6.603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05cm" svg:y1="4.835cm" svg:x2="10.513cm" svg:y2="6.603cm" draw:start-shape="id83" draw:start-glue-point="9" draw:end-shape="id87" draw:end-glue-point="4" svg:d="M9705 4835l808 1768" svg:viewBox="0 0 809 1769">
          <text:p/>
        </draw:connector>
        <draw:custom-shape draw:style-name="gr21" draw:text-style-name="P6" xml:id="id88" draw:id="id88" draw:layer="layout" svg:width="0.986cm" svg:height="0.986cm" svg:x="13.119cm" svg:y="6.506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528cm" svg:y1="4.896cm" svg:x2="13.612cm" svg:y2="6.506cm" draw:start-shape="id82" draw:start-glue-point="8" draw:end-shape="id88" draw:end-glue-point="4" svg:d="M13528 4896l84 1610" svg:viewBox="0 0 85 1611">
          <text:p/>
        </draw:connector>
        <draw:custom-shape draw:style-name="gr21" draw:text-style-name="P6" xml:id="id89" draw:id="id89" draw:layer="layout" svg:width="0.986cm" svg:height="0.986cm" svg:x="7.428cm" svg:y="11.37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0" draw:id="id90" draw:layer="layout" svg:width="0.986cm" svg:height="0.986cm" svg:x="5.023cm" svg:y="13.88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3" draw:id="id93" draw:layer="layout" svg:width="0.986cm" svg:height="0.986cm" svg:x="10.479cm" svg:y="18.68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1" draw:id="id91" draw:layer="layout" svg:width="0.986cm" svg:height="0.986cm" svg:x="7.407cm" svg:y="16.065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7" draw:id="id97" draw:layer="layout" svg:width="0.986cm" svg:height="0.986cm" svg:x="14.406cm" svg:y="25.47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92" draw:id="id92" draw:layer="layout" svg:width="0.986cm" svg:height="1.016cm" svg:x="5.175cm" svg:y="19.175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4" draw:id="id94" draw:layer="layout" svg:width="0.986cm" svg:height="0.986cm" svg:x="9.185cm" svg:y="21.329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572cm" svg:y1="12.219cm" svg:x2="5.865cm" svg:y2="14.026cm" draw:start-shape="id89" draw:start-glue-point="7" draw:end-shape="id90" draw:end-glue-point="11" svg:d="M7572 12219l-1707 1807" svg:viewBox="0 0 1708 1808">
          <text:p/>
        </draw:connector>
        <draw:connector draw:style-name="gr2" draw:text-style-name="P3" draw:layer="layout" draw:type="line" svg:x1="7.551cm" svg:y1="16.907cm" svg:x2="5.668cm" svg:y2="19.175cm" draw:start-shape="id91" draw:start-glue-point="7" draw:end-shape="id92" draw:end-glue-point="4" svg:d="M7551 16907l-1883 2268" svg:viewBox="0 0 1884 2269">
          <text:p/>
        </draw:connector>
        <draw:connector draw:style-name="gr2" draw:text-style-name="P3" draw:layer="layout" draw:type="line" svg:x1="10.623cm" svg:y1="19.524cm" svg:x2="9.678cm" svg:y2="21.329cm" draw:start-shape="id93" draw:start-glue-point="7" draw:end-shape="id94" draw:end-glue-point="4" svg:d="M10623 19524l-945 1805" svg:viewBox="0 0 946 1806">
          <text:p/>
        </draw:connector>
        <draw:custom-shape draw:style-name="gr22" draw:text-style-name="P6" xml:id="id95" draw:id="id95" draw:layer="layout" svg:width="0.986cm" svg:height="1.016cm" svg:x="7.464cm" svg:y="21.375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.017cm" svg:y1="20.043cm" svg:x2="7.608cm" svg:y2="21.523cm" draw:start-shape="id92" draw:start-glue-point="9" draw:end-shape="id95" draw:end-glue-point="5" svg:d="M6017 20043l1591 1480" svg:viewBox="0 0 1592 1481">
          <text:p/>
        </draw:connector>
        <draw:custom-shape draw:style-name="gr21" draw:text-style-name="P6" xml:id="id96" draw:id="id96" draw:layer="layout" svg:width="0.986cm" svg:height="0.986cm" svg:x="11.563cm" svg:y="23.378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865cm" svg:y1="14.724cm" svg:x2="7.551cm" svg:y2="16.209cm" draw:start-shape="id90" draw:start-glue-point="9" draw:end-shape="id91" draw:end-glue-point="5" svg:d="M5865 14724l1686 1485" svg:viewBox="0 0 1687 1486">
          <text:p/>
        </draw:connector>
        <draw:connector draw:style-name="gr23" draw:text-style-name="P7" draw:layer="layout" draw:type="line" svg:x1="8.249cm" svg:y1="16.907cm" svg:x2="10.623cm" svg:y2="18.826cm" draw:start-shape="id91" draw:start-glue-point="9" draw:end-shape="id93" draw:end-glue-point="5" svg:d="M8249 16907l2374 1919" svg:viewBox="0 0 2375 1920">
          <text:p/>
        </draw:connector>
        <draw:connector draw:style-name="gr23" draw:text-style-name="P7" draw:layer="layout" draw:type="line" svg:x1="10.027cm" svg:y1="22.171cm" svg:x2="11.707cm" svg:y2="23.522cm" draw:start-shape="id94" draw:start-glue-point="9" draw:end-shape="id96" draw:end-glue-point="5" svg:d="M10027 22171l1680 1351" svg:viewBox="0 0 1681 1352">
          <text:p/>
        </draw:connector>
        <draw:connector draw:style-name="gr23" draw:text-style-name="P7" draw:layer="layout" draw:type="line" svg:x1="12.405cm" svg:y1="24.22cm" svg:x2="14.55cm" svg:y2="25.619cm" draw:start-shape="id96" draw:start-glue-point="9" draw:end-shape="id97" draw:end-glue-point="5" svg:d="M12405 24220l2145 1399" svg:viewBox="0 0 2146 1400">
          <text:p/>
        </draw:connector>
        <draw:custom-shape draw:style-name="gr24" draw:text-style-name="P4" draw:layer="layout" svg:width="1.016cm" svg:height="2.286cm" svg:x="9.082cm" svg:y="8.2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21" draw:text-style-name="P6" xml:id="id98" draw:id="id98" draw:layer="layout" svg:width="0.986cm" svg:height="0.986cm" svg:x="4.249cm" svg:y="2.85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9" draw:id="id99" draw:layer="layout" svg:width="0.986cm" svg:height="0.986cm" svg:x="4.228cm" svg:y="5.53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742cm" svg:y1="3.836cm" svg:x2="4.721cm" svg:y2="5.538cm" draw:start-shape="id98" draw:start-glue-point="8" draw:end-shape="id99" draw:end-glue-point="4" svg:d="M4742 3836l-21 1702" svg:viewBox="0 0 22 1703">
          <text:p/>
        </draw:connector>
        <draw:custom-shape draw:style-name="gr21" draw:text-style-name="P6" xml:id="id108" draw:id="id108" draw:layer="layout" svg:width="0.986cm" svg:height="0.986cm" svg:x="9.012cm" svg:y="5.318cm">
          <text:p text:style-name="P1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1" draw:id="id101" draw:layer="layout" svg:width="0.986cm" svg:height="0.986cm" svg:x="11.649cm" svg:y="5.275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2" draw:id="id102" draw:layer="layout" svg:width="0.986cm" svg:height="0.986cm" svg:x="10.509cm" svg:y="8.131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873cm" svg:y1="3.62cm" svg:x2="11.793cm" svg:y2="5.419cm" draw:start-shape="id100" draw:start-glue-point="9" draw:end-shape="id101" draw:end-glue-point="5" svg:d="M9873 3620l1920 1799" svg:viewBox="0 0 1921 1800">
          <text:p/>
        </draw:connector>
        <draw:connector draw:style-name="gr2" draw:text-style-name="P3" draw:layer="layout" draw:type="line" svg:x1="11.793cm" svg:y1="6.117cm" svg:x2="11.002cm" svg:y2="8.131cm" draw:start-shape="id101" draw:start-glue-point="7" draw:end-shape="id102" draw:end-glue-point="4" svg:d="M11793 6117l-791 2014" svg:viewBox="0 0 792 2015">
          <text:p/>
        </draw:connector>
        <draw:custom-shape draw:style-name="gr21" draw:text-style-name="P6" xml:id="id104" draw:id="id104" draw:layer="layout" svg:width="0.986cm" svg:height="0.986cm" svg:x="16.106cm" svg:y="2.615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3" draw:id="id103" draw:layer="layout" svg:width="0.986cm" svg:height="0.986cm" svg:x="14.701cm" svg:y="5.22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5" draw:id="id105" draw:layer="layout" svg:width="0.986cm" svg:height="0.986cm" svg:x="17.185cm" svg:y="5.303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199cm" svg:y1="3.401cm" svg:x2="15.194cm" svg:y2="5.22cm" draw:end-shape="id103" draw:end-glue-point="4" svg:d="M16199 3401l-1005 1819" svg:viewBox="0 0 1006 1820">
          <text:p/>
        </draw:connector>
        <draw:connector draw:style-name="gr2" draw:text-style-name="P3" draw:layer="layout" draw:type="line" svg:x1="16.599cm" svg:y1="3.601cm" svg:x2="17.678cm" svg:y2="5.303cm" draw:start-shape="id104" draw:start-glue-point="8" draw:end-shape="id105" draw:end-glue-point="4" svg:d="M16599 3601l1079 1702" svg:viewBox="0 0 1080 1703">
          <text:p/>
        </draw:connector>
        <draw:custom-shape draw:style-name="gr21" draw:text-style-name="P6" xml:id="id106" draw:id="id106" draw:layer="layout" svg:width="0.986cm" svg:height="0.986cm" svg:x="13.03cm" svg:y="8.066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491cm" svg:y1="6.117cm" svg:x2="13.523cm" svg:y2="8.066cm" draw:start-shape="id101" draw:start-glue-point="9" draw:end-shape="id106" draw:end-glue-point="4" svg:d="M12491 6117l1032 1949" svg:viewBox="0 0 1033 1950">
          <text:p/>
        </draw:connector>
        <draw:custom-shape draw:style-name="gr21" draw:text-style-name="P6" xml:id="id100" draw:id="id100" draw:layer="layout" svg:width="0.986cm" svg:height="0.986cm" svg:x="9.031cm" svg:y="2.778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7" draw:id="id107" draw:layer="layout" svg:width="0.986cm" svg:height="0.986cm" svg:x="6.745cm" svg:y="5.31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175cm" svg:y1="3.62cm" svg:x2="7.587cm" svg:y2="5.462cm" draw:start-shape="id100" draw:start-glue-point="7" draw:end-shape="id107" draw:end-glue-point="11" svg:d="M9175 3620l-1588 1842" svg:viewBox="0 0 1589 1843">
          <text:p/>
        </draw:connector>
        <draw:connector draw:style-name="gr23" draw:text-style-name="P7" draw:layer="layout" draw:type="line" svg:x1="9.524cm" svg:y1="3.764cm" svg:x2="9.505cm" svg:y2="5.318cm" draw:start-shape="id100" draw:start-glue-point="8" draw:end-shape="id108" draw:end-glue-point="4" svg:d="M9524 3764l-19 1554" svg:viewBox="0 0 20 1555">
          <text:p/>
        </draw:connector>
        <draw:custom-shape draw:style-name="gr21" draw:text-style-name="P6" xml:id="id109" draw:id="id109" draw:layer="layout" svg:width="0.986cm" svg:height="0.986cm" svg:x="9.647cm" svg:y="16.07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0" draw:id="id110" draw:layer="layout" svg:width="0.986cm" svg:height="0.986cm" svg:x="6.942cm" svg:y="18.67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1" draw:id="id111" draw:layer="layout" svg:width="0.986cm" svg:height="0.986cm" svg:x="9.326cm" svg:y="21.45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91cm" svg:y1="16.913cm" svg:x2="7.784cm" svg:y2="18.82cm" draw:start-shape="id109" draw:start-glue-point="7" draw:end-shape="id110" draw:end-glue-point="11" svg:d="M9791 16913l-2007 1907" svg:viewBox="0 0 2008 1908">
          <text:p/>
        </draw:connector>
        <draw:connector draw:style-name="gr2" draw:text-style-name="P3" draw:layer="layout" draw:type="line" svg:x1="7.784cm" svg:y1="19.518cm" svg:x2="9.47cm" svg:y2="21.603cm" draw:start-shape="id110" draw:start-glue-point="9" draw:end-shape="id111" draw:end-glue-point="5" svg:d="M7784 19518l1686 2085" svg:viewBox="0 0 1687 2086">
          <text:p/>
        </draw:connector>
        <draw:custom-shape draw:style-name="gr21" draw:text-style-name="P6" xml:id="id112" draw:id="id112" draw:layer="layout" svg:width="0.986cm" svg:height="0.986cm" svg:x="13.308cm" svg:y="18.51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3" draw:id="id113" draw:layer="layout" svg:width="0.986cm" svg:height="0.986cm" svg:x="12.003cm" svg:y="21.322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4" draw:id="id114" draw:layer="layout" svg:width="0.986cm" svg:height="0.986cm" svg:x="14.487cm" svg:y="23.90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801cm" svg:y1="19.503cm" svg:x2="12.496cm" svg:y2="21.322cm" draw:start-shape="id112" draw:start-glue-point="8" draw:end-shape="id113" draw:end-glue-point="4" svg:d="M13801 19503l-1305 1819" svg:viewBox="0 0 1306 1820">
          <text:p/>
        </draw:connector>
        <draw:connector draw:style-name="gr2" draw:text-style-name="P3" draw:layer="layout" draw:type="line" svg:x1="12.845cm" svg:y1="22.164cm" svg:x2="14.98cm" svg:y2="23.905cm" draw:start-shape="id113" draw:start-glue-point="9" draw:end-shape="id114" draw:end-glue-point="4" svg:d="M12845 22164l2135 1741" svg:viewBox="0 0 2136 1742">
          <text:p/>
        </draw:connector>
        <draw:custom-shape draw:style-name="gr21" draw:text-style-name="P6" xml:id="id115" draw:id="id115" draw:layer="layout" svg:width="0.986cm" svg:height="0.986cm" svg:x="11.582cm" svg:y="23.888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168cm" svg:y1="22.301cm" svg:x2="11.726cm" svg:y2="24.032cm" draw:start-shape="id111" draw:start-glue-point="9" draw:end-shape="id115" draw:end-glue-point="5" svg:d="M10168 22301l1558 1731" svg:viewBox="0 0 1559 1732">
          <text:p/>
        </draw:connector>
        <draw:custom-shape draw:style-name="gr21" draw:text-style-name="P6" xml:id="id116" draw:id="id116" draw:layer="layout" svg:width="0.986cm" svg:height="0.986cm" svg:x="7.152cm" svg:y="13.653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7" draw:id="id117" draw:layer="layout" svg:width="0.986cm" svg:height="0.986cm" svg:x="4.931cm" svg:y="16.24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296cm" svg:y1="14.495cm" svg:x2="5.773cm" svg:y2="16.385cm" draw:start-shape="id116" draw:start-glue-point="7" draw:end-shape="id117" draw:end-glue-point="11" svg:d="M7296 14495l-1523 1890" svg:viewBox="0 0 1524 1891">
          <text:p/>
        </draw:connector>
        <draw:connector draw:style-name="gr23" draw:text-style-name="P7" draw:layer="layout" draw:type="line" svg:x1="7.994cm" svg:y1="14.495cm" svg:x2="9.791cm" svg:y2="16.215cm" draw:start-shape="id116" draw:start-glue-point="9" draw:end-shape="id109" draw:end-glue-point="5" svg:d="M7994 14495l1797 1720" svg:viewBox="0 0 1798 1721">
          <text:p/>
        </draw:connector>
        <draw:connector draw:style-name="gr23" draw:text-style-name="P7" draw:layer="layout" draw:type="line" svg:x1="10.489cm" svg:y1="16.913cm" svg:x2="13.452cm" svg:y2="18.661cm" draw:start-shape="id109" draw:start-glue-point="9" draw:end-shape="id112" draw:end-glue-point="5" svg:d="M10489 16913l2963 1748" svg:viewBox="0 0 2964 1749">
          <text:p/>
        </draw:connector>
        <draw:custom-shape draw:style-name="gr24" draw:text-style-name="P4" draw:layer="layout" svg:width="1.016cm" svg:height="2.286cm" svg:x="9.301cm" svg:y="10.1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custom-shape draw:style-name="gr21" draw:text-style-name="P6" xml:id="id118" draw:id="id118" draw:layer="layout" svg:width="0.986cm" svg:height="0.986cm" svg:x="10.868cm" svg:y="4.118cm">
          <text:p text:style-name="P1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9" draw:id="id119" draw:layer="layout" svg:width="0.986cm" svg:height="0.986cm" svg:x="8.763cm" svg:y="6.323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0" draw:id="id120" draw:layer="layout" svg:width="0.986cm" svg:height="0.986cm" svg:x="7.034cm" svg:y="8.90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1.012cm" svg:y1="4.96cm" svg:x2="9.605cm" svg:y2="6.467cm" draw:start-shape="id118" draw:start-glue-point="7" draw:end-shape="id119" draw:end-glue-point="11" svg:d="M11012 4960l-1407 1507" svg:viewBox="0 0 1408 1508">
          <text:p/>
        </draw:connector>
        <draw:connector draw:style-name="gr2" draw:text-style-name="P3" draw:layer="layout" draw:type="line" svg:x1="8.907cm" svg:y1="7.165cm" svg:x2="7.876cm" svg:y2="9.053cm" draw:start-shape="id119" draw:start-glue-point="7" draw:end-shape="id120" draw:end-glue-point="11" svg:d="M8907 7165l-1031 1888" svg:viewBox="0 0 1032 1889">
          <text:p/>
        </draw:connector>
        <draw:custom-shape draw:style-name="gr21" draw:text-style-name="P6" xml:id="id121" draw:id="id121" draw:layer="layout" svg:width="0.986cm" svg:height="0.986cm" svg:x="13.729cm" svg:y="6.364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2" draw:id="id122" draw:layer="layout" svg:width="0.986cm" svg:height="0.986cm" svg:x="15.224cm" svg:y="8.769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3" draw:id="id123" draw:layer="layout" svg:width="0.986cm" svg:height="0.986cm" svg:x="14.208cm" svg:y="11.45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571cm" svg:y1="7.206cm" svg:x2="15.368cm" svg:y2="8.913cm" draw:start-shape="id121" draw:start-glue-point="9" draw:end-shape="id122" draw:end-glue-point="5" svg:d="M14571 7206l797 1707" svg:viewBox="0 0 798 1708">
          <text:p/>
        </draw:connector>
        <draw:connector draw:style-name="gr2" draw:text-style-name="P3" draw:layer="layout" draw:type="line" svg:x1="15.368cm" svg:y1="9.611cm" svg:x2="14.701cm" svg:y2="11.452cm" draw:start-shape="id122" draw:start-glue-point="7" draw:end-shape="id123" draw:end-glue-point="4" svg:d="M15368 9611l-667 1841" svg:viewBox="0 0 668 1842">
          <text:p/>
        </draw:connector>
        <draw:custom-shape draw:style-name="gr21" draw:text-style-name="P6" xml:id="id124" draw:id="id124" draw:layer="layout" svg:width="0.986cm" svg:height="0.986cm" svg:x="10.047cm" svg:y="8.882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605cm" svg:y1="7.165cm" svg:x2="10.191cm" svg:y2="9.026cm" draw:start-shape="id119" draw:start-glue-point="9" draw:end-shape="id124" draw:end-glue-point="5" svg:d="M9605 7165l586 1861" svg:viewBox="0 0 587 1862">
          <text:p/>
        </draw:connector>
        <draw:custom-shape draw:style-name="gr21" draw:text-style-name="P6" xml:id="id125" draw:id="id125" draw:layer="layout" svg:width="0.986cm" svg:height="0.986cm" svg:x="8.173cm" svg:y="1.4cm">
          <text:p text:style-name="P1"><text:span text:style-name="T4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6" draw:id="id126" draw:layer="layout" svg:width="0.986cm" svg:height="0.986cm" svg:x="5.652cm" svg:y="4.088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317cm" svg:y1="2.242cm" svg:x2="6.494cm" svg:y2="4.232cm" draw:start-shape="id125" draw:start-glue-point="7" draw:end-shape="id126" draw:end-glue-point="11" svg:d="M8317 2242l-1823 1990" svg:viewBox="0 0 1824 1991">
          <text:p/>
        </draw:connector>
        <draw:connector draw:style-name="gr23" draw:text-style-name="P7" draw:layer="layout" draw:type="line" svg:x1="9.015cm" svg:y1="2.242cm" svg:x2="11.012cm" svg:y2="4.262cm" draw:start-shape="id125" draw:start-glue-point="9" draw:end-shape="id118" draw:end-glue-point="5" svg:d="M9015 2242l1997 2020" svg:viewBox="0 0 1998 2021">
          <text:p/>
        </draw:connector>
        <draw:connector draw:style-name="gr23" draw:text-style-name="P7" draw:layer="layout" draw:type="line" svg:x1="11.71cm" svg:y1="4.96cm" svg:x2="13.873cm" svg:y2="6.508cm" draw:start-shape="id118" draw:start-glue-point="9" draw:end-shape="id121" draw:end-glue-point="5" svg:d="M11710 4960l2163 1548" svg:viewBox="0 0 2164 1549">
          <text:p/>
        </draw:connector>
        <draw:custom-shape draw:style-name="gr21" draw:text-style-name="P6" xml:id="id129" draw:id="id129" draw:layer="layout" svg:width="0.986cm" svg:height="0.986cm" svg:x="12.308cm" svg:y="8.87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7" draw:id="id127" draw:layer="layout" svg:width="0.986cm" svg:height="0.986cm" svg:x="4.148cm" svg:y="6.434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8" draw:id="id128" draw:layer="layout" svg:width="0.986cm" svg:height="0.986cm" svg:x="6.737cm" svg:y="6.337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796cm" svg:y1="4.93cm" svg:x2="4.99cm" svg:y2="6.578cm" draw:start-shape="id126" draw:start-glue-point="7" draw:end-shape="id127" draw:end-glue-point="11" svg:d="M5796 4930l-806 1648" svg:viewBox="0 0 807 1649">
          <text:p/>
        </draw:connector>
        <draw:connector draw:style-name="gr23" draw:text-style-name="P7" draw:layer="layout" draw:type="line" svg:x1="6.494cm" svg:y1="4.93cm" svg:x2="6.881cm" svg:y2="6.481cm" draw:start-shape="id126" draw:start-glue-point="9" draw:end-shape="id128" draw:end-glue-point="5" svg:d="M6494 4930l387 1551" svg:viewBox="0 0 388 1552">
          <text:p/>
        </draw:connector>
        <draw:connector draw:style-name="gr2" draw:text-style-name="P3" draw:layer="layout" draw:type="line" svg:x1="13.873cm" svg:y1="7.206cm" svg:x2="13.15cm" svg:y2="9.021cm" draw:start-shape="id121" draw:start-glue-point="7" draw:end-shape="id129" draw:end-glue-point="11" svg:d="M13873 7206l-723 1815" svg:viewBox="0 0 724 1816">
          <text:p/>
        </draw:connector>
        <draw:custom-shape draw:style-name="gr21" draw:text-style-name="P6" xml:id="id130" draw:id="id130" draw:layer="layout" svg:width="0.986cm" svg:height="0.986cm" svg:x="17.014cm" svg:y="11.379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066cm" svg:y1="9.611cm" svg:x2="17.158cm" svg:y2="11.523cm" draw:start-shape="id122" draw:start-glue-point="9" draw:end-shape="id130" draw:end-glue-point="5" svg:d="M16066 9611l1092 1912" svg:viewBox="0 0 1093 1913">
          <text:p/>
        </draw:connector>
        <draw:custom-shape draw:style-name="gr21" draw:text-style-name="P6" xml:id="id131" draw:id="id131" draw:layer="layout" svg:width="0.986cm" svg:height="0.986cm" svg:x="18.603cm" svg:y="14.178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856cm" svg:y1="12.221cm" svg:x2="18.747cm" svg:y2="14.322cm" draw:start-shape="id130" draw:start-glue-point="9" draw:end-shape="id131" draw:end-glue-point="5" svg:d="M17856 12221l891 2101" svg:viewBox="0 0 892 2102">
          <text:p/>
        </draw:connector>
        <draw:custom-shape draw:style-name="gr21" draw:text-style-name="P6" xml:id="id132" draw:id="id132" draw:layer="layout" svg:width="0.986cm" svg:height="0.986cm" svg:x="15.709cm" svg:y="14.405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158cm" svg:y1="12.221cm" svg:x2="16.551cm" svg:y2="14.549cm" draw:start-shape="id130" draw:start-glue-point="7" draw:end-shape="id132" draw:end-glue-point="11" svg:d="M17158 12221l-607 2328" svg:viewBox="0 0 608 2329">
          <text:p/>
        </draw:connector>
        <draw:custom-shape draw:style-name="gr21" draw:text-style-name="P6" xml:id="id133" draw:id="id133" draw:layer="layout" svg:width="0.986cm" svg:height="0.986cm" svg:x="17.309cm" svg:y="16.804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551cm" svg:y1="15.247cm" svg:x2="17.453cm" svg:y2="16.948cm" draw:start-shape="id132" draw:start-glue-point="9" draw:end-shape="id133" draw:end-glue-point="5" svg:d="M16551 15247l902 1701" svg:viewBox="0 0 903 1702">
          <text:p/>
        </draw:connector>
        <draw:custom-shape draw:style-name="gr21" draw:text-style-name="P6" xml:id="id134" draw:id="id134" draw:layer="layout" svg:width="0.986cm" svg:height="0.986cm" svg:x="14.315cm" svg:y="17.031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853cm" svg:y1="15.247cm" svg:x2="15.157cm" svg:y2="17.175cm" draw:start-shape="id132" draw:start-glue-point="7" draw:end-shape="id134" draw:end-glue-point="11" svg:d="M15853 15247l-696 1928" svg:viewBox="0 0 697 1929">
          <text:p/>
        </draw:connector>
      </draw:page>
      <draw:page draw:name="page6" draw:style-name="dp1" draw:master-page-name="Default">
        <draw:custom-shape draw:style-name="gr21" draw:text-style-name="P6" xml:id="id135" draw:id="id135" draw:layer="layout" svg:width="0.986cm" svg:height="0.986cm" svg:x="10.269cm" svg:y="4.519cm">
          <text:p text:style-name="P1"><text:span text:style-name="T4">5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6" draw:id="id136" draw:layer="layout" svg:width="0.986cm" svg:height="0.986cm" svg:x="8.864cm" svg:y="6.724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413cm" svg:y1="5.361cm" svg:x2="9.706cm" svg:y2="6.868cm" draw:start-shape="id135" draw:start-glue-point="7" draw:end-shape="id136" draw:end-glue-point="11" svg:d="M10413 5361l-707 1507" svg:viewBox="0 0 708 1508">
          <text:p/>
        </draw:connector>
        <draw:custom-shape draw:style-name="gr21" draw:text-style-name="P6" xml:id="id137" draw:id="id137" draw:layer="layout" svg:width="0.986cm" svg:height="0.986cm" svg:x="11.73cm" svg:y="6.765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8" draw:id="id138" draw:layer="layout" svg:width="0.986cm" svg:height="0.986cm" svg:x="13.225cm" svg:y="9.17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9" draw:id="id139" draw:layer="layout" svg:width="0.986cm" svg:height="0.986cm" svg:x="12.209cm" svg:y="11.85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572cm" svg:y1="7.607cm" svg:x2="13.369cm" svg:y2="9.314cm" draw:start-shape="id137" draw:start-glue-point="9" draw:end-shape="id138" draw:end-glue-point="5" svg:d="M12572 7607l797 1707" svg:viewBox="0 0 798 1708">
          <text:p/>
        </draw:connector>
        <draw:connector draw:style-name="gr2" draw:text-style-name="P3" draw:layer="layout" draw:type="line" svg:x1="13.369cm" svg:y1="10.012cm" svg:x2="12.702cm" svg:y2="11.853cm" draw:start-shape="id138" draw:start-glue-point="7" draw:end-shape="id139" draw:end-glue-point="4" svg:d="M13369 10012l-667 1841" svg:viewBox="0 0 668 1842">
          <text:p/>
        </draw:connector>
        <draw:custom-shape draw:style-name="gr21" draw:text-style-name="P6" xml:id="id140" draw:id="id140" draw:layer="layout" svg:width="0.986cm" svg:height="0.986cm" svg:x="7.874cm" svg:y="1.801cm">
          <text:p text:style-name="P1"><text:span text:style-name="T4">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1" draw:id="id141" draw:layer="layout" svg:width="0.986cm" svg:height="0.986cm" svg:x="5.653cm" svg:y="4.489cm">
          <text:p text:style-name="P1"><text:span text:style-name="T4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018cm" svg:y1="2.643cm" svg:x2="6.495cm" svg:y2="4.633cm" draw:start-shape="id140" draw:start-glue-point="7" draw:end-shape="id141" draw:end-glue-point="11" svg:d="M8018 2643l-1523 1990" svg:viewBox="0 0 1524 1991">
          <text:p/>
        </draw:connector>
        <draw:connector draw:style-name="gr23" draw:text-style-name="P7" draw:layer="layout" draw:type="line" svg:x1="8.716cm" svg:y1="2.643cm" svg:x2="10.413cm" svg:y2="4.663cm" draw:start-shape="id140" draw:start-glue-point="9" draw:end-shape="id135" draw:end-glue-point="5" svg:d="M8716 2643l1697 2020" svg:viewBox="0 0 1698 2021">
          <text:p/>
        </draw:connector>
        <draw:connector draw:style-name="gr23" draw:text-style-name="P7" draw:layer="layout" draw:type="line" svg:x1="11.111cm" svg:y1="5.361cm" svg:x2="11.874cm" svg:y2="6.909cm" draw:start-shape="id135" draw:start-glue-point="9" draw:end-shape="id137" draw:end-glue-point="5" svg:d="M11111 5361l763 1548" svg:viewBox="0 0 764 1549">
          <text:p/>
        </draw:connector>
        <draw:custom-shape draw:style-name="gr21" draw:text-style-name="P6" xml:id="id144" draw:id="id144" draw:layer="layout" svg:width="0.986cm" svg:height="0.986cm" svg:x="10.309cm" svg:y="9.278cm">
          <text:p text:style-name="P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2" draw:id="id142" draw:layer="layout" svg:width="0.986cm" svg:height="0.986cm" svg:x="4.149cm" svg:y="6.835cm">
          <text:p text:style-name="P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3" draw:id="id143" draw:layer="layout" svg:width="0.986cm" svg:height="0.986cm" svg:x="7.038cm" svg:y="6.738cm">
          <text:p text:style-name="P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797cm" svg:y1="5.331cm" svg:x2="4.991cm" svg:y2="6.979cm" draw:start-shape="id141" draw:start-glue-point="7" draw:end-shape="id142" draw:end-glue-point="11" svg:d="M5797 5331l-806 1648" svg:viewBox="0 0 807 1649">
          <text:p/>
        </draw:connector>
        <draw:connector draw:style-name="gr23" draw:text-style-name="P7" draw:layer="layout" draw:type="line" svg:x1="6.495cm" svg:y1="5.331cm" svg:x2="7.182cm" svg:y2="6.882cm" draw:start-shape="id141" draw:start-glue-point="9" draw:end-shape="id143" draw:end-glue-point="5" svg:d="M6495 5331l687 1551" svg:viewBox="0 0 688 1552">
          <text:p/>
        </draw:connector>
        <draw:connector draw:style-name="gr2" draw:text-style-name="P3" draw:layer="layout" draw:type="line" svg:x1="11.874cm" svg:y1="7.607cm" svg:x2="11.151cm" svg:y2="9.422cm" draw:start-shape="id137" draw:start-glue-point="7" draw:end-shape="id144" draw:end-glue-point="11" svg:d="M11874 7607l-723 1815" svg:viewBox="0 0 724 1816">
          <text:p/>
        </draw:connector>
        <draw:custom-shape draw:style-name="gr21" draw:text-style-name="P6" xml:id="id145" draw:id="id145" draw:layer="layout" svg:width="0.986cm" svg:height="0.986cm" svg:x="15.015cm" svg:y="11.78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067cm" svg:y1="10.012cm" svg:x2="15.159cm" svg:y2="11.924cm" draw:start-shape="id138" draw:start-glue-point="9" draw:end-shape="id145" draw:end-glue-point="5" svg:d="M14067 10012l1092 1912" svg:viewBox="0 0 1093 1913">
          <text:p/>
        </draw:connector>
        <draw:custom-shape draw:style-name="gr21" draw:text-style-name="P6" xml:id="id146" draw:id="id146" draw:layer="layout" svg:width="0.986cm" svg:height="0.986cm" svg:x="16.604cm" svg:y="14.579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857cm" svg:y1="12.622cm" svg:x2="16.748cm" svg:y2="14.723cm" draw:start-shape="id145" draw:start-glue-point="9" draw:end-shape="id146" draw:end-glue-point="5" svg:d="M15857 12622l891 2101" svg:viewBox="0 0 892 2102">
          <text:p/>
        </draw:connector>
        <draw:custom-shape draw:style-name="gr21" draw:text-style-name="P6" xml:id="id147" draw:id="id147" draw:layer="layout" svg:width="0.986cm" svg:height="0.986cm" svg:x="13.71cm" svg:y="14.80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159cm" svg:y1="12.622cm" svg:x2="14.552cm" svg:y2="14.95cm" draw:start-shape="id145" draw:start-glue-point="7" draw:end-shape="id147" draw:end-glue-point="11" svg:d="M15159 12622l-607 2328" svg:viewBox="0 0 608 2329">
          <text:p/>
        </draw:connector>
        <draw:custom-shape draw:style-name="gr21" draw:text-style-name="P6" xml:id="id148" draw:id="id148" draw:layer="layout" svg:width="0.986cm" svg:height="0.986cm" svg:x="2.351cm" svg:y="9.49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9" draw:id="id149" draw:layer="layout" svg:width="0.986cm" svg:height="0.986cm" svg:x="5.818cm" svg:y="9.39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4.293cm" svg:y1="7.677cm" svg:x2="3.193cm" svg:y2="9.634cm" draw:start-shape="id142" draw:start-glue-point="7" draw:end-shape="id148" draw:end-glue-point="11" svg:d="M4293 7677l-1100 1957" svg:viewBox="0 0 1101 1958">
          <text:p/>
        </draw:connector>
        <draw:connector draw:style-name="gr23" draw:text-style-name="P7" draw:layer="layout" draw:type="line" svg:x1="4.991cm" svg:y1="7.677cm" svg:x2="5.962cm" svg:y2="9.534cm" draw:start-shape="id142" draw:start-glue-point="9" draw:end-shape="id149" draw:end-glue-point="5" svg:d="M4991 7677l971 1857" svg:viewBox="0 0 972 1858">
          <text:p/>
        </draw:connector>
      </draw:page>
      <draw:page draw:name="page7" draw:style-name="dp1" draw:master-page-name="Default">
        <draw:custom-shape draw:style-name="gr21" draw:text-style-name="P6" xml:id="id150" draw:id="id150" draw:layer="layout" svg:width="0.986cm" svg:height="0.986cm" svg:x="10.868cm" svg:y="4.118cm">
          <text:p text:style-name="P1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1" draw:id="id151" draw:layer="layout" svg:width="0.986cm" svg:height="0.986cm" svg:x="8.763cm" svg:y="6.323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2" draw:id="id152" draw:layer="layout" svg:width="0.986cm" svg:height="0.986cm" svg:x="7.034cm" svg:y="8.90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1.012cm" svg:y1="4.96cm" svg:x2="9.605cm" svg:y2="6.467cm" draw:start-shape="id150" draw:start-glue-point="7" draw:end-shape="id151" draw:end-glue-point="11" svg:d="M11012 4960l-1407 1507" svg:viewBox="0 0 1408 1508">
          <text:p text:style-name="P1">0</text:p>
        </draw:connector>
        <draw:connector draw:style-name="gr25" draw:text-style-name="P3" draw:layer="layout" draw:type="line" svg:x1="8.907cm" svg:y1="7.165cm" svg:x2="7.876cm" svg:y2="9.053cm" draw:start-shape="id151" draw:start-glue-point="7" draw:end-shape="id152" draw:end-glue-point="11" svg:d="M8907 7165l-1031 1888" svg:viewBox="0 0 1032 1889">
          <text:p text:style-name="P1">0</text:p>
        </draw:connector>
        <draw:custom-shape draw:style-name="gr21" draw:text-style-name="P6" xml:id="id153" draw:id="id153" draw:layer="layout" svg:width="0.986cm" svg:height="0.986cm" svg:x="13.729cm" svg:y="6.364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4" draw:id="id154" draw:layer="layout" svg:width="0.986cm" svg:height="0.986cm" svg:x="15.224cm" svg:y="8.769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5" draw:id="id155" draw:layer="layout" svg:width="0.986cm" svg:height="0.986cm" svg:x="14.208cm" svg:y="11.45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4.571cm" svg:y1="7.206cm" svg:x2="15.368cm" svg:y2="8.913cm" draw:start-shape="id153" draw:start-glue-point="9" draw:end-shape="id154" draw:end-glue-point="5" svg:d="M14571 7206l797 1707" svg:viewBox="0 0 798 1708">
          <text:p text:style-name="P1">1</text:p>
        </draw:connector>
        <draw:connector draw:style-name="gr25" draw:text-style-name="P3" draw:layer="layout" draw:type="line" svg:x1="15.368cm" svg:y1="9.611cm" svg:x2="14.701cm" svg:y2="11.452cm" draw:start-shape="id154" draw:start-glue-point="7" draw:end-shape="id155" draw:end-glue-point="4" svg:d="M15368 9611l-667 1841" svg:viewBox="0 0 668 1842">
          <text:p text:style-name="P1">0</text:p>
        </draw:connector>
        <draw:custom-shape draw:style-name="gr21" draw:text-style-name="P6" xml:id="id156" draw:id="id156" draw:layer="layout" svg:width="0.986cm" svg:height="0.986cm" svg:x="10.047cm" svg:y="8.882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9.605cm" svg:y1="7.165cm" svg:x2="10.191cm" svg:y2="9.026cm" draw:start-shape="id151" draw:start-glue-point="9" draw:end-shape="id156" draw:end-glue-point="5" svg:d="M9605 7165l586 1861" svg:viewBox="0 0 587 1862">
          <text:p text:style-name="P1">1</text:p>
        </draw:connector>
        <draw:custom-shape draw:style-name="gr21" draw:text-style-name="P6" xml:id="id157" draw:id="id157" draw:layer="layout" svg:width="0.986cm" svg:height="0.986cm" svg:x="8.173cm" svg:y="1.4cm">
          <text:p text:style-name="P1"><text:span text:style-name="T4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8" draw:id="id158" draw:layer="layout" svg:width="0.986cm" svg:height="0.986cm" svg:x="5.652cm" svg:y="4.088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8.317cm" svg:y1="2.242cm" svg:x2="6.494cm" svg:y2="4.232cm" draw:start-shape="id157" draw:start-glue-point="7" draw:end-shape="id158" draw:end-glue-point="11" svg:d="M8317 2242l-1823 1990" svg:viewBox="0 0 1824 1991">
          <text:p text:style-name="P1">0</text:p>
        </draw:connector>
        <draw:connector draw:style-name="gr26" draw:text-style-name="P7" draw:layer="layout" draw:type="line" svg:x1="9.015cm" svg:y1="2.242cm" svg:x2="11.012cm" svg:y2="4.262cm" draw:start-shape="id157" draw:start-glue-point="9" draw:end-shape="id150" draw:end-glue-point="5" svg:d="M9015 2242l1997 2020" svg:viewBox="0 0 1998 2021">
          <text:p text:style-name="P1">1</text:p>
        </draw:connector>
        <draw:connector draw:style-name="gr26" draw:text-style-name="P7" draw:layer="layout" draw:type="line" svg:x1="11.71cm" svg:y1="4.96cm" svg:x2="13.873cm" svg:y2="6.508cm" draw:start-shape="id150" draw:start-glue-point="9" draw:end-shape="id153" draw:end-glue-point="5" svg:d="M11710 4960l2163 1548" svg:viewBox="0 0 2164 1549">
          <text:p text:style-name="P1">1</text:p>
        </draw:connector>
        <draw:custom-shape draw:style-name="gr21" draw:text-style-name="P6" xml:id="id161" draw:id="id161" draw:layer="layout" svg:width="0.986cm" svg:height="0.986cm" svg:x="12.308cm" svg:y="8.87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9" draw:id="id159" draw:layer="layout" svg:width="0.986cm" svg:height="0.986cm" svg:x="4.148cm" svg:y="6.434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60" draw:id="id160" draw:layer="layout" svg:width="0.986cm" svg:height="0.986cm" svg:x="6.737cm" svg:y="6.337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5.796cm" svg:y1="4.93cm" svg:x2="4.99cm" svg:y2="6.578cm" draw:start-shape="id158" draw:start-glue-point="7" draw:end-shape="id159" draw:end-glue-point="11" svg:d="M5796 4930l-806 1648" svg:viewBox="0 0 807 1649">
          <text:p text:style-name="P1">0</text:p>
        </draw:connector>
        <draw:connector draw:style-name="gr26" draw:text-style-name="P7" draw:layer="layout" draw:type="line" svg:x1="6.494cm" svg:y1="4.93cm" svg:x2="6.881cm" svg:y2="6.481cm" draw:start-shape="id158" draw:start-glue-point="9" draw:end-shape="id160" draw:end-glue-point="5" svg:d="M6494 4930l387 1551" svg:viewBox="0 0 388 1552">
          <text:p text:style-name="P1">1</text:p>
        </draw:connector>
        <draw:connector draw:style-name="gr25" draw:text-style-name="P3" draw:layer="layout" draw:type="line" svg:x1="13.873cm" svg:y1="7.206cm" svg:x2="13.15cm" svg:y2="9.021cm" draw:start-shape="id153" draw:start-glue-point="7" draw:end-shape="id161" draw:end-glue-point="11" svg:d="M13873 7206l-723 1815" svg:viewBox="0 0 724 1816">
          <text:p text:style-name="P1">0</text:p>
        </draw:connector>
        <draw:custom-shape draw:style-name="gr21" draw:text-style-name="P6" xml:id="id162" draw:id="id162" draw:layer="layout" svg:width="0.986cm" svg:height="0.986cm" svg:x="17.014cm" svg:y="11.379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6.066cm" svg:y1="9.611cm" svg:x2="17.158cm" svg:y2="11.523cm" draw:start-shape="id154" draw:start-glue-point="9" draw:end-shape="id162" draw:end-glue-point="5" svg:d="M16066 9611l1092 1912" svg:viewBox="0 0 1093 1913">
          <text:p text:style-name="P1">1</text:p>
        </draw:connector>
        <draw:custom-shape draw:style-name="gr21" draw:text-style-name="P6" xml:id="id163" draw:id="id163" draw:layer="layout" svg:width="0.986cm" svg:height="0.986cm" svg:x="18.603cm" svg:y="14.178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7.856cm" svg:y1="12.221cm" svg:x2="18.747cm" svg:y2="14.322cm" draw:start-shape="id162" draw:start-glue-point="9" draw:end-shape="id163" draw:end-glue-point="5" svg:d="M17856 12221l891 2101" svg:viewBox="0 0 892 2102">
          <text:p text:style-name="P1">1</text:p>
        </draw:connector>
        <draw:custom-shape draw:style-name="gr21" draw:text-style-name="P6" xml:id="id164" draw:id="id164" draw:layer="layout" svg:width="0.986cm" svg:height="0.986cm" svg:x="15.709cm" svg:y="14.405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7.158cm" svg:y1="12.221cm" svg:x2="16.551cm" svg:y2="14.549cm" draw:start-shape="id162" draw:start-glue-point="7" draw:end-shape="id164" draw:end-glue-point="11" svg:d="M17158 12221l-607 2328" svg:viewBox="0 0 608 2329">
          <text:p text:style-name="P1">0</text:p>
        </draw:connector>
        <draw:custom-shape draw:style-name="gr21" draw:text-style-name="P6" xml:id="id165" draw:id="id165" draw:layer="layout" svg:width="0.986cm" svg:height="0.986cm" svg:x="17.309cm" svg:y="16.804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6.551cm" svg:y1="15.247cm" svg:x2="17.453cm" svg:y2="16.948cm" draw:start-shape="id164" draw:start-glue-point="9" draw:end-shape="id165" draw:end-glue-point="5" svg:d="M16551 15247l902 1701" svg:viewBox="0 0 903 1702">
          <text:p text:style-name="P1">1</text:p>
        </draw:connector>
        <draw:custom-shape draw:style-name="gr21" draw:text-style-name="P6" xml:id="id166" draw:id="id166" draw:layer="layout" svg:width="0.986cm" svg:height="0.986cm" svg:x="14.315cm" svg:y="17.031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853cm" svg:y1="15.247cm" svg:x2="15.157cm" svg:y2="17.175cm" draw:start-shape="id164" draw:start-glue-point="7" draw:end-shape="id166" draw:end-glue-point="11" svg:d="M15853 15247l-696 1928" svg:viewBox="0 0 697 1929">
          <text:p text:style-name="P1">0</text:p>
        </draw:connector>
      </draw:page>
      <draw:page draw:name="page8" draw:style-name="dp1" draw:master-page-name="Default">
        <draw:custom-shape draw:style-name="gr21" draw:text-style-name="P6" xml:id="id167" draw:id="id167" draw:layer="layout" svg:width="0.986cm" svg:height="0.986cm" svg:x="10.269cm" svg:y="4.519cm">
          <text:p text:style-name="P1"><text:span text:style-name="T4">5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68" draw:id="id168" draw:layer="layout" svg:width="0.986cm" svg:height="0.986cm" svg:x="8.864cm" svg:y="6.724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0.413cm" svg:y1="5.361cm" svg:x2="9.706cm" svg:y2="6.868cm" draw:start-shape="id167" draw:start-glue-point="7" draw:end-shape="id168" draw:end-glue-point="11" svg:d="M10413 5361l-707 1507" svg:viewBox="0 0 708 1508">
          <text:p text:style-name="P1">0</text:p>
        </draw:connector>
        <draw:custom-shape draw:style-name="gr21" draw:text-style-name="P6" xml:id="id169" draw:id="id169" draw:layer="layout" svg:width="0.986cm" svg:height="0.986cm" svg:x="11.73cm" svg:y="6.765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0" draw:id="id170" draw:layer="layout" svg:width="0.986cm" svg:height="0.986cm" svg:x="13.225cm" svg:y="9.17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1" draw:id="id171" draw:layer="layout" svg:width="0.986cm" svg:height="0.986cm" svg:x="12.209cm" svg:y="11.85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2.572cm" svg:y1="7.607cm" svg:x2="13.369cm" svg:y2="9.314cm" draw:start-shape="id169" draw:start-glue-point="9" draw:end-shape="id170" draw:end-glue-point="5" svg:d="M12572 7607l797 1707" svg:viewBox="0 0 798 1708">
          <text:p text:style-name="P1">1</text:p>
        </draw:connector>
        <draw:connector draw:style-name="gr25" draw:text-style-name="P3" draw:layer="layout" draw:type="line" svg:x1="13.369cm" svg:y1="10.012cm" svg:x2="12.702cm" svg:y2="11.853cm" draw:start-shape="id170" draw:start-glue-point="7" draw:end-shape="id171" draw:end-glue-point="4" svg:d="M13369 10012l-667 1841" svg:viewBox="0 0 668 1842">
          <text:p text:style-name="P1">0</text:p>
        </draw:connector>
        <draw:custom-shape draw:style-name="gr21" draw:text-style-name="P6" xml:id="id172" draw:id="id172" draw:layer="layout" svg:width="0.986cm" svg:height="0.986cm" svg:x="7.874cm" svg:y="1.801cm">
          <text:p text:style-name="P1"><text:span text:style-name="T4">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3" draw:id="id173" draw:layer="layout" svg:width="0.986cm" svg:height="0.986cm" svg:x="5.653cm" svg:y="4.489cm">
          <text:p text:style-name="P1"><text:span text:style-name="T4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8.018cm" svg:y1="2.643cm" svg:x2="6.495cm" svg:y2="4.633cm" draw:start-shape="id172" draw:start-glue-point="7" draw:end-shape="id173" draw:end-glue-point="11" svg:d="M8018 2643l-1523 1990" svg:viewBox="0 0 1524 1991">
          <text:p text:style-name="P1">0</text:p>
        </draw:connector>
        <draw:connector draw:style-name="gr26" draw:text-style-name="P7" draw:layer="layout" draw:type="line" svg:x1="8.716cm" svg:y1="2.643cm" svg:x2="10.413cm" svg:y2="4.663cm" draw:start-shape="id172" draw:start-glue-point="9" draw:end-shape="id167" draw:end-glue-point="5" svg:d="M8716 2643l1697 2020" svg:viewBox="0 0 1698 2021">
          <text:p text:style-name="P1">1</text:p>
        </draw:connector>
        <draw:connector draw:style-name="gr26" draw:text-style-name="P7" draw:layer="layout" draw:type="line" svg:x1="11.111cm" svg:y1="5.361cm" svg:x2="11.874cm" svg:y2="6.909cm" draw:start-shape="id167" draw:start-glue-point="9" draw:end-shape="id169" draw:end-glue-point="5" svg:d="M11111 5361l763 1548" svg:viewBox="0 0 764 1549">
          <text:p text:style-name="P1">1</text:p>
        </draw:connector>
        <draw:custom-shape draw:style-name="gr21" draw:text-style-name="P6" xml:id="id176" draw:id="id176" draw:layer="layout" svg:width="0.986cm" svg:height="0.986cm" svg:x="10.309cm" svg:y="9.278cm">
          <text:p text:style-name="P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4" draw:id="id174" draw:layer="layout" svg:width="0.986cm" svg:height="0.986cm" svg:x="4.149cm" svg:y="6.835cm">
          <text:p text:style-name="P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5" draw:id="id175" draw:layer="layout" svg:width="0.986cm" svg:height="0.986cm" svg:x="7.038cm" svg:y="6.738cm">
          <text:p text:style-name="P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5.797cm" svg:y1="5.331cm" svg:x2="4.991cm" svg:y2="6.979cm" draw:start-shape="id173" draw:start-glue-point="7" draw:end-shape="id174" draw:end-glue-point="11" svg:d="M5797 5331l-806 1648" svg:viewBox="0 0 807 1649">
          <text:p text:style-name="P1">0</text:p>
        </draw:connector>
        <draw:connector draw:style-name="gr26" draw:text-style-name="P7" draw:layer="layout" draw:type="line" svg:x1="6.495cm" svg:y1="5.331cm" svg:x2="7.182cm" svg:y2="6.882cm" draw:start-shape="id173" draw:start-glue-point="9" draw:end-shape="id175" draw:end-glue-point="5" svg:d="M6495 5331l687 1551" svg:viewBox="0 0 688 1552">
          <text:p text:style-name="P1">1</text:p>
        </draw:connector>
        <draw:connector draw:style-name="gr25" draw:text-style-name="P3" draw:layer="layout" draw:type="line" svg:x1="11.874cm" svg:y1="7.607cm" svg:x2="11.151cm" svg:y2="9.422cm" draw:start-shape="id169" draw:start-glue-point="7" draw:end-shape="id176" draw:end-glue-point="11" svg:d="M11874 7607l-723 1815" svg:viewBox="0 0 724 1816">
          <text:p text:style-name="P1">0</text:p>
        </draw:connector>
        <draw:custom-shape draw:style-name="gr21" draw:text-style-name="P6" xml:id="id177" draw:id="id177" draw:layer="layout" svg:width="0.986cm" svg:height="0.986cm" svg:x="15.015cm" svg:y="11.78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4.067cm" svg:y1="10.012cm" svg:x2="15.159cm" svg:y2="11.924cm" draw:start-shape="id170" draw:start-glue-point="9" draw:end-shape="id177" draw:end-glue-point="5" svg:d="M14067 10012l1092 1912" svg:viewBox="0 0 1093 1913">
          <text:p text:style-name="P1">1</text:p>
        </draw:connector>
        <draw:custom-shape draw:style-name="gr21" draw:text-style-name="P6" xml:id="id178" draw:id="id178" draw:layer="layout" svg:width="0.986cm" svg:height="0.986cm" svg:x="16.604cm" svg:y="14.579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857cm" svg:y1="12.622cm" svg:x2="16.748cm" svg:y2="14.723cm" draw:start-shape="id177" draw:start-glue-point="9" draw:end-shape="id178" draw:end-glue-point="5" svg:d="M15857 12622l891 2101" svg:viewBox="0 0 892 2102">
          <text:p text:style-name="P1">1</text:p>
        </draw:connector>
        <draw:custom-shape draw:style-name="gr21" draw:text-style-name="P6" xml:id="id179" draw:id="id179" draw:layer="layout" svg:width="0.986cm" svg:height="0.986cm" svg:x="13.71cm" svg:y="14.80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159cm" svg:y1="12.622cm" svg:x2="14.552cm" svg:y2="14.95cm" draw:start-shape="id177" draw:start-glue-point="7" draw:end-shape="id179" draw:end-glue-point="11" svg:d="M15159 12622l-607 2328" svg:viewBox="0 0 608 2329">
          <text:p text:style-name="P1">0</text:p>
        </draw:connector>
        <draw:custom-shape draw:style-name="gr21" draw:text-style-name="P6" xml:id="id180" draw:id="id180" draw:layer="layout" svg:width="0.986cm" svg:height="0.986cm" svg:x="2.351cm" svg:y="9.49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81" draw:id="id181" draw:layer="layout" svg:width="0.986cm" svg:height="0.986cm" svg:x="5.818cm" svg:y="9.39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4.293cm" svg:y1="7.677cm" svg:x2="3.193cm" svg:y2="9.634cm" draw:start-shape="id174" draw:start-glue-point="7" draw:end-shape="id180" draw:end-glue-point="11" svg:d="M4293 7677l-1100 1957" svg:viewBox="0 0 1101 1958">
          <text:p text:style-name="P1">0</text:p>
        </draw:connector>
        <draw:connector draw:style-name="gr26" draw:text-style-name="P7" draw:layer="layout" draw:type="line" svg:x1="4.991cm" svg:y1="7.677cm" svg:x2="5.962cm" svg:y2="9.534cm" draw:start-shape="id174" draw:start-glue-point="9" draw:end-shape="id181" draw:end-glue-point="5" svg:d="M4991 7677l971 1857" svg:viewBox="0 0 972 1858">
          <text:p text:style-name="P1">1</text:p>
        </draw:connector>
      </draw:page>
      <draw:page draw:name="page9" draw:style-name="dp1" draw:master-page-name="Default">
        <draw:custom-shape draw:style-name="gr27" draw:text-style-name="P4" xml:id="id182" draw:id="id182" draw:layer="layout" svg:width="1.397cm" svg:height="1.397cm" svg:x="3.667cm" svg:y="6.79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4" draw:id="id184" draw:layer="layout" svg:width="1.397cm" svg:height="1.397cm" svg:x="9.636cm" svg:y="12.29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5" draw:id="id185" draw:layer="layout" svg:width="1.397cm" svg:height="1.397cm" svg:x="6.615cm" svg:y="9.78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3" draw:id="id183" draw:layer="layout" svg:width="1.397cm" svg:height="1.397cm" svg:x="9.636cm" svg:y="6.82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6" draw:id="id186" draw:layer="layout" svg:width="1.397cm" svg:height="1.397cm" svg:x="3.648cm" svg:y="12.5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5.064cm" svg:y1="7.495cm" svg:x2="9.636cm" svg:y2="7.522cm" draw:start-shape="id182" draw:start-glue-point="10" draw:end-shape="id183" draw:end-glue-point="6" svg:d="M5064 7495l4572 27" svg:viewBox="0 0 4573 28">
          <text:p text:style-name="P1">15</text:p>
        </draw:connector>
        <draw:connector draw:style-name="gr25" draw:text-style-name="P3" draw:layer="layout" draw:type="line" svg:x1="10.335cm" svg:y1="8.22cm" svg:x2="10.335cm" svg:y2="12.295cm" draw:start-shape="id183" draw:start-glue-point="8" draw:end-shape="id184" draw:end-glue-point="4" svg:d="M10335 8220v4075" svg:viewBox="0 0 1 4076">
          <text:p text:style-name="P1">23</text:p>
        </draw:connector>
        <draw:connector draw:style-name="gr25" draw:text-style-name="P3" draw:layer="layout" draw:type="line" svg:x1="9.84cm" svg:y1="12.499cm" svg:x2="7.808cm" svg:y2="10.975cm" draw:start-shape="id184" draw:start-glue-point="5" draw:end-shape="id185" draw:end-glue-point="9" svg:d="M9840 12499l-2032-1524" svg:viewBox="0 0 2033 1525">
          <text:p text:style-name="P1">42</text:p>
        </draw:connector>
        <draw:connector draw:style-name="gr2" draw:text-style-name="P3" xml:id="id187" draw:id="id187" draw:layer="layout" draw:type="line" svg:x1="6.819cm" svg:y1="10.975cm" svg:x2="6.819cm" svg:y2="10.975cm" draw:start-shape="id185" draw:start-glue-point="7" draw:end-shape="id185" draw:end-glue-point="7" svg:d="M6819 10975z" svg:viewBox="0 0 1 1">
          <text:p/>
        </draw:connector>
        <draw:connector draw:style-name="gr25" draw:text-style-name="P3" draw:layer="layout" draw:type="line" svg:x1="4.347cm" svg:y1="12.522cm" svg:x2="4.366cm" svg:y2="8.193cm" draw:start-shape="id186" draw:start-glue-point="4" draw:end-shape="id182" draw:end-glue-point="8" svg:d="M4347 12522l19-4329" svg:viewBox="0 0 20 4330">
          <text:p text:style-name="P1">27</text:p>
        </draw:connector>
        <draw:connector draw:style-name="gr25" draw:text-style-name="P3" draw:layer="layout" draw:type="line" svg:x1="4.841cm" svg:y1="12.726cm" svg:x2="6.819cm" svg:y2="10.975cm" draw:start-shape="id186" draw:start-glue-point="11" draw:end-shape="id187" draw:end-glue-point="0" svg:d="M4841 12726l1978-1751" svg:viewBox="0 0 1979 1752">
          <text:p text:style-name="P1">36</text:p>
        </draw:connector>
        <draw:connector draw:style-name="gr25" draw:text-style-name="P3" draw:layer="layout" draw:type="line" svg:x1="9.84cm" svg:y1="8.016cm" svg:x2="7.808cm" svg:y2="9.986cm" draw:start-shape="id183" draw:start-glue-point="7" draw:end-shape="id185" draw:end-glue-point="11" svg:d="M9840 8016l-2032 1970" svg:viewBox="0 0 2033 1971">
          <text:p text:style-name="P1">71</text:p>
        </draw:connector>
        <draw:connector draw:style-name="gr25" draw:text-style-name="P3" draw:layer="layout" draw:type="curve" draw:line-skew="0.336cm 0.328cm" svg:x1="10.335cm" svg:y1="13.692cm" svg:x2="11.033cm" svg:y2="12.994cm" draw:start-shape="id184" draw:start-glue-point="8" draw:end-shape="id184" draw:end-glue-point="10" svg:d="M10335 13692c0 1254 763 1045 1248 557s692-1255-550-1255" svg:viewBox="0 0 1628 1637">
          <text:p text:style-name="P1"><text:s text:c="8"/>61</text:p>
        </draw:connector>
        <draw:connector draw:style-name="gr25" draw:text-style-name="P3" draw:layer="layout" draw:type="curve" draw:line-skew="2.395cm 2.233cm" svg:x1="4.347cm" svg:y1="13.919cm" svg:x2="11.033cm" svg:y2="7.522cm" draw:start-shape="id186" draw:start-glue-point="8" draw:end-shape="id183" draw:end-glue-point="10" svg:d="M4347 13919c0 4342 4710 3619 7406 934s3379-7331-720-7331" svg:viewBox="0 0 9595 9501">
          <text:p text:style-name="P1"><text:s text:c="49"/>92</text:p>
        </draw:connector>
      </draw:page>
      <draw:page draw:name="page10" draw:style-name="dp1" draw:master-page-name="Default">
        <draw:custom-shape draw:style-name="gr28" draw:text-style-name="P8" draw:layer="layout" svg:width="0.635cm" svg:height="0.635cm" svg:x="2.27cm" svg:y="2.875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3" draw:id="id213" draw:layer="layout" svg:width="0.635cm" svg:height="0.635cm" svg:x="2.905cm" svg:y="2.875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88" draw:id="id188" draw:layer="layout" svg:width="0.635cm" svg:height="0.635cm" svg:x="3.54cm" svg:y="2.875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4.899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6" draw:id="id216" draw:layer="layout" svg:width="0.635cm" svg:height="0.635cm" svg:x="2.905cm" svg:y="4.899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0" draw:id="id190" draw:layer="layout" svg:width="0.635cm" svg:height="0.635cm" svg:x="3.54cm" svg:y="4.899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7.223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2.905cm" svg:y="7.223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2" draw:id="id192" draw:layer="layout" svg:width="0.635cm" svg:height="0.635cm" svg:x="3.54cm" svg:y="7.223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9.447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8" draw:id="id218" draw:layer="layout" svg:width="0.635cm" svg:height="0.635cm" svg:x="2.905cm" svg:y="9.447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4" draw:id="id194" draw:layer="layout" svg:width="0.635cm" svg:height="0.635cm" svg:x="3.54cm" svg:y="9.447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11.344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21" draw:id="id221" draw:layer="layout" svg:width="0.635cm" svg:height="0.635cm" svg:x="2.905cm" svg:y="11.344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3.54cm" svg:y="11.344cm">
          <text:p text:style-name="P1"><text:span text:style-name="T6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xml:id="id189" draw:id="id189" draw:layer="layout" svg:width="0.635cm" svg:height="0.635cm" svg:x="6.191cm" svg:y="2.875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6.826cm" svg:y="2.875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97" draw:id="id197" draw:layer="layout" svg:width="0.635cm" svg:height="0.635cm" svg:x="7.461cm" svg:y="2.875cm">
          <text:p text:style-name="P1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8.096cm" svg:y="2.875cm">
          <text:p text:style-name="P1"><text:span text:style-name="T5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91" draw:id="id191" draw:layer="layout" svg:width="0.635cm" svg:height="0.635cm" svg:x="6.191cm" svg:y="4.899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20" draw:id="id220" draw:layer="layout" svg:width="0.635cm" svg:height="0.635cm" svg:x="6.826cm" svg:y="4.899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7" draw:id="id207" draw:layer="layout" svg:width="0.635cm" svg:height="0.635cm" svg:x="7.461cm" svg:y="4.899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9" draw:id="id199" draw:layer="layout" svg:width="0.635cm" svg:height="0.635cm" svg:x="8.096cm" svg:y="4.899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00" draw:id="id200" draw:layer="layout" svg:width="0.635cm" svg:height="0.635cm" svg:x="10.874cm" svg:y="4.899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1.509cm" svg:y="4.899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0" draw:id="id210" draw:layer="layout" svg:width="0.635cm" svg:height="0.635cm" svg:x="12.144cm" svg:y="4.899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12.779cm" svg:y="4.899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93" draw:id="id193" draw:layer="layout" svg:width="0.635cm" svg:height="0.635cm" svg:x="6.191cm" svg:y="7.223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15" draw:id="id215" draw:layer="layout" svg:width="0.635cm" svg:height="0.635cm" svg:x="6.826cm" svg:y="7.223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7.461cm" svg:y="7.223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1" draw:id="id201" draw:layer="layout" svg:width="0.635cm" svg:height="0.635cm" svg:x="8.096cm" svg:y="7.223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02" draw:id="id202" draw:layer="layout" svg:width="0.635cm" svg:height="0.635cm" svg:x="10.874cm" svg:y="7.223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1.509cm" svg:y="7.223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6" draw:id="id196" draw:layer="layout" svg:width="0.635cm" svg:height="0.635cm" svg:x="12.144cm" svg:y="7.223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3" draw:id="id203" draw:layer="layout" svg:width="0.635cm" svg:height="0.635cm" svg:x="12.779cm" svg:y="7.223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04" draw:id="id204" draw:layer="layout" svg:width="0.635cm" svg:height="0.635cm" svg:x="15.43cm" svg:y="7.223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6.065cm" svg:y="7.223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1" draw:id="id211" draw:layer="layout" svg:width="0.635cm" svg:height="0.635cm" svg:x="16.7cm" svg:y="7.223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17.335cm" svg:y="7.223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95" draw:id="id195" draw:layer="layout" svg:width="0.635cm" svg:height="0.635cm" svg:x="6.191cm" svg:y="9.447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6.826cm" svg:y="9.447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9" draw:id="id209" draw:layer="layout" svg:width="0.635cm" svg:height="0.635cm" svg:x="7.461cm" svg:y="9.447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5" draw:id="id205" draw:layer="layout" svg:width="0.635cm" svg:height="0.635cm" svg:x="8.096cm" svg:y="9.447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06" draw:id="id206" draw:layer="layout" svg:width="0.635cm" svg:height="0.635cm" svg:x="10.874cm" svg:y="9.447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1.509cm" svg:y="9.447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2" draw:id="id212" draw:layer="layout" svg:width="0.635cm" svg:height="0.635cm" svg:x="12.144cm" svg:y="9.447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12.779cm" svg:y="9.447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onnector draw:style-name="gr2" draw:text-style-name="P10" draw:layer="layout" svg:x1="4.175cm" svg:y1="3.192cm" svg:x2="6.191cm" svg:y2="3.192cm" draw:start-shape="id188" draw:start-glue-point="1" draw:end-shape="id189" draw:end-glue-point="3" svg:d="M4175 3192h2016" svg:viewBox="0 0 2017 1">
          <text:p/>
        </draw:connector>
        <draw:connector draw:style-name="gr2" draw:text-style-name="P10" draw:layer="layout" svg:x1="4.175cm" svg:y1="5.216cm" svg:x2="6.191cm" svg:y2="5.216cm" draw:start-shape="id190" draw:start-glue-point="1" draw:end-shape="id191" draw:end-glue-point="3" svg:d="M4175 5216h2016" svg:viewBox="0 0 2017 1">
          <text:p/>
        </draw:connector>
        <draw:connector draw:style-name="gr2" draw:text-style-name="P10" draw:layer="layout" svg:x1="4.175cm" svg:y1="7.54cm" svg:x2="6.191cm" svg:y2="7.54cm" draw:start-shape="id192" draw:start-glue-point="1" draw:end-shape="id193" draw:end-glue-point="3" svg:d="M4175 7540h2016" svg:viewBox="0 0 2017 1">
          <text:p/>
        </draw:connector>
        <draw:connector draw:style-name="gr2" draw:text-style-name="P10" draw:layer="layout" svg:x1="4.175cm" svg:y1="9.764cm" svg:x2="6.191cm" svg:y2="9.764cm" draw:start-shape="id194" draw:start-glue-point="1" draw:end-shape="id195" draw:end-glue-point="3" svg:d="M4175 9764h2016" svg:viewBox="0 0 2017 1">
          <text:p/>
        </draw:connector>
        <draw:connector draw:style-name="gr2" draw:text-style-name="P10" xml:id="id198" draw:id="id198" draw:layer="layout" svg:x1="9.811cm" svg:y1="6.46cm" svg:x2="12.461cm" svg:y2="7.223cm" draw:end-shape="id196" draw:end-glue-point="0" svg:d="M9811 6460v131h2650v632" svg:viewBox="0 0 2651 764">
          <text:p/>
        </draw:connector>
        <draw:connector draw:style-name="gr4" draw:text-style-name="P9" draw:layer="layout" draw:line-skew="-0.683cm" svg:x1="7.778cm" svg:y1="3.51cm" svg:x2="9.811cm" svg:y2="6.46cm" draw:start-shape="id197" draw:start-glue-point="2" draw:end-shape="id198" draw:end-glue-point="2" svg:d="M7778 3510v792h2033v2158" svg:viewBox="0 0 2034 2951">
          <text:p/>
        </draw:connector>
        <draw:connector draw:style-name="gr2" draw:text-style-name="P10" draw:layer="layout" svg:x1="8.731cm" svg:y1="5.216cm" svg:x2="10.874cm" svg:y2="5.216cm" draw:start-shape="id199" draw:start-glue-point="1" draw:end-shape="id200" draw:end-glue-point="3" svg:d="M8731 5216h2143" svg:viewBox="0 0 2144 1">
          <text:p/>
        </draw:connector>
        <draw:connector draw:style-name="gr2" draw:text-style-name="P10" draw:layer="layout" svg:x1="8.731cm" svg:y1="7.54cm" svg:x2="10.874cm" svg:y2="7.54cm" draw:start-shape="id201" draw:start-glue-point="1" draw:end-shape="id202" draw:end-glue-point="3" svg:d="M8731 7540h2143" svg:viewBox="0 0 2144 1">
          <text:p/>
        </draw:connector>
        <draw:connector draw:style-name="gr2" draw:text-style-name="P10" draw:layer="layout" svg:x1="13.414cm" svg:y1="7.54cm" svg:x2="15.43cm" svg:y2="7.54cm" draw:start-shape="id203" draw:start-glue-point="1" draw:end-shape="id204" draw:end-glue-point="3" svg:d="M13414 7540h2016" svg:viewBox="0 0 2017 1">
          <text:p/>
        </draw:connector>
        <draw:connector draw:style-name="gr2" draw:text-style-name="P10" draw:layer="layout" svg:x1="8.731cm" svg:y1="9.764cm" svg:x2="10.874cm" svg:y2="9.764cm" draw:start-shape="id205" draw:start-glue-point="1" draw:end-shape="id206" draw:end-glue-point="3" svg:d="M8731 9764h2143" svg:viewBox="0 0 2144 1">
          <text:p/>
        </draw:connector>
        <draw:connector draw:style-name="gr4" draw:text-style-name="P9" xml:id="id208" draw:id="id208" draw:layer="layout" draw:line-skew="-0.547cm" svg:x1="7.778cm" svg:y1="5.534cm" svg:x2="9.37cm" svg:y2="7.981cm" draw:start-shape="id207" draw:start-glue-point="2" svg:d="M7778 5534v927h1592v1520" svg:viewBox="0 0 1593 2448">
          <text:p/>
        </draw:connector>
        <draw:connector draw:style-name="gr2" draw:text-style-name="P10" draw:layer="layout" svg:x1="9.37cm" svg:y1="7.981cm" svg:x2="7.778cm" svg:y2="9.447cm" draw:start-shape="id208" draw:start-glue-point="3" draw:end-shape="id209" draw:end-glue-point="0" svg:d="M9370 7981v733h-1592v733" svg:viewBox="0 0 1593 1467">
          <text:p/>
        </draw:connector>
        <draw:connector draw:style-name="gr2" draw:text-style-name="P10" draw:layer="layout" draw:line-skew="-0.425cm" svg:x1="12.461cm" svg:y1="5.534cm" svg:x2="17.017cm" svg:y2="7.223cm" draw:start-shape="id210" draw:start-glue-point="2" draw:end-shape="id211" draw:end-glue-point="0" svg:d="M12461 5534v419h4556v1270" svg:viewBox="0 0 4557 1690">
          <text:p/>
        </draw:connector>
        <draw:connector draw:style-name="gr2" draw:text-style-name="P10" draw:layer="layout" svg:x1="17.017cm" svg:y1="7.858cm" svg:x2="12.461cm" svg:y2="9.447cm" draw:start-shape="id211" draw:start-glue-point="2" draw:end-shape="id212" draw:end-glue-point="0" svg:d="M17017 7858v794h-4556v795" svg:viewBox="0 0 4557 1590">
          <text:p/>
        </draw:connector>
        <draw:connector draw:style-name="gr4" draw:text-style-name="P11" xml:id="id214" draw:id="id214" draw:layer="layout" svg:x1="3.222cm" svg:y1="3.51cm" svg:x2="4.917cm" svg:y2="4.652cm" draw:start-shape="id213" draw:start-glue-point="2" svg:d="M3222 3510v821h1695v321" svg:viewBox="0 0 1696 1143">
          <text:p/>
        </draw:connector>
        <draw:connector draw:style-name="gr2" draw:text-style-name="P12" draw:layer="layout" svg:x1="4.917cm" svg:y1="4.652cm" svg:x2="7.143cm" svg:y2="7.223cm" draw:start-shape="id214" draw:start-glue-point="3" draw:end-shape="id215" draw:end-glue-point="0" svg:d="M4917 4652v1285h2226v1286" svg:viewBox="0 0 2227 2572">
          <text:p/>
        </draw:connector>
        <draw:connector draw:style-name="gr4" draw:text-style-name="P11" xml:id="id217" draw:id="id217" draw:layer="layout" svg:x1="3.222cm" svg:y1="5.534cm" svg:x2="4.52cm" svg:y2="5.776cm" draw:start-shape="id216" draw:start-glue-point="2" svg:d="M3222 5534v500h1298v-258" svg:viewBox="0 0 1299 501">
          <text:p/>
        </draw:connector>
        <draw:connector draw:style-name="gr2" draw:text-style-name="P12" draw:layer="layout" draw:line-skew="-1.434cm -0.23cm" svg:x1="4.52cm" svg:y1="5.776cm" svg:x2="7.778cm" svg:y2="2.875cm" draw:start-shape="id217" draw:start-glue-point="3" draw:end-shape="id197" draw:end-glue-point="0" svg:d="M4520 5776h36v-3633h3222v732" svg:viewBox="0 0 3259 3634">
          <text:p/>
        </draw:connector>
        <draw:connector draw:style-name="gr4" draw:text-style-name="P11" draw:layer="layout" draw:line-skew="0cm 0.892cm" svg:x1="3.222cm" svg:y1="10.082cm" svg:x2="5.313cm" svg:y2="4.299cm" draw:start-shape="id218" draw:start-glue-point="2" draw:end-shape="id219" draw:end-glue-point="2" svg:d="M3222 10082v500h2096v-6283h-5" svg:viewBox="0 0 2097 6284">
          <text:p/>
        </draw:connector>
        <draw:connector draw:style-name="gr2" draw:text-style-name="P12" xml:id="id219" draw:id="id219" draw:layer="layout" draw:line-skew="-0.173cm" svg:x1="5.313cm" svg:y1="4.299cm" svg:x2="7.143cm" svg:y2="4.899cm" draw:end-shape="id220" draw:end-glue-point="0" svg:d="M5313 4299v-124h1830v724" svg:viewBox="0 0 1831 725">
          <text:p/>
        </draw:connector>
        <draw:connector draw:style-name="gr4" draw:text-style-name="P11" xml:id="id222" draw:id="id222" draw:layer="layout" svg:x1="3.222cm" svg:y1="11.979cm" svg:x2="10.054cm" svg:y2="12.457cm" draw:start-shape="id221" draw:start-glue-point="2" svg:d="M3222 11979v500h6832v-22" svg:viewBox="0 0 6833 501">
          <text:p/>
        </draw:connector>
        <draw:connector draw:style-name="gr2" draw:text-style-name="P12" draw:layer="layout" draw:line-skew="-0.955cm -0.095cm" svg:x1="10.054cm" svg:y1="12.457cm" svg:x2="12.461cm" svg:y2="4.899cm" draw:start-shape="id222" draw:start-glue-point="3" draw:end-shape="id210" draw:end-glue-point="0" svg:d="M10054 12457h90v-8155h2317v597" svg:viewBox="0 0 2408 8156">
          <text:p/>
        </draw:connector>
        <draw:frame draw:style-name="gr29" draw:text-style-name="P13" draw:layer="layout" svg:width="0.502cm" svg:height="1.237cm" svg:x="8.366cm" svg:y="9.763cm">
          <draw:text-box>
            <text:p/>
          </draw:text-box>
        </draw:frame>
      </draw:page>
      <draw:page draw:name="page11" draw:style-name="dp1" draw:master-page-name="Default">
        <draw:custom-shape draw:style-name="gr27" draw:text-style-name="P4" xml:id="id223" draw:id="id223" draw:layer="layout" svg:width="1.397cm" svg:height="1.397cm" svg:x="1.762cm" svg:y="1.3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25" draw:id="id225" draw:layer="layout" svg:width="1.397cm" svg:height="1.397cm" svg:x="7.731cm" svg:y="6.8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26" draw:id="id226" draw:layer="layout" svg:width="1.397cm" svg:height="1.397cm" svg:x="4.71cm" svg:y="4.35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24" draw:id="id224" draw:layer="layout" svg:width="1.397cm" svg:height="1.397cm" svg:x="7.731cm" svg:y="1.39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27" draw:id="id227" draw:layer="layout" svg:width="1.397cm" svg:height="1.397cm" svg:x="1.743cm" svg:y="7.09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line" svg:x1="3.159cm" svg:y1="2.069cm" svg:x2="7.731cm" svg:y2="2.096cm" draw:start-shape="id223" draw:start-glue-point="10" draw:end-shape="id224" draw:end-glue-point="6" svg:d="M3159 2069l4572 27" svg:viewBox="0 0 4573 28">
          <text:p text:style-name="P1">15</text:p>
        </draw:connector>
        <draw:connector draw:style-name="gr30" draw:text-style-name="P3" draw:layer="layout" draw:type="line" svg:x1="8.43cm" svg:y1="2.794cm" svg:x2="8.43cm" svg:y2="6.869cm" draw:start-shape="id224" draw:start-glue-point="8" draw:end-shape="id225" draw:end-glue-point="4" svg:d="M8430 2794v4075" svg:viewBox="0 0 1 4076">
          <text:p text:style-name="P1">23</text:p>
        </draw:connector>
        <draw:connector draw:style-name="gr30" draw:text-style-name="P3" draw:layer="layout" draw:type="line" svg:x1="7.935cm" svg:y1="7.073cm" svg:x2="5.903cm" svg:y2="5.549cm" draw:start-shape="id225" draw:start-glue-point="5" draw:end-shape="id226" draw:end-glue-point="9" svg:d="M7935 7073l-2032-1524" svg:viewBox="0 0 2033 1525">
          <text:p text:style-name="P1">42</text:p>
        </draw:connector>
        <draw:connector draw:style-name="gr2" draw:text-style-name="P3" xml:id="id228" draw:id="id228" draw:layer="layout" draw:type="line" svg:x1="4.914cm" svg:y1="5.549cm" svg:x2="4.914cm" svg:y2="5.549cm" draw:start-shape="id226" draw:start-glue-point="7" draw:end-shape="id226" draw:end-glue-point="7" svg:d="M4914 5549z" svg:viewBox="0 0 1 1">
          <text:p/>
        </draw:connector>
        <draw:connector draw:style-name="gr30" draw:text-style-name="P3" draw:layer="layout" draw:type="line" svg:x1="2.442cm" svg:y1="7.096cm" svg:x2="2.461cm" svg:y2="2.767cm" draw:start-shape="id227" draw:start-glue-point="4" draw:end-shape="id223" draw:end-glue-point="8" svg:d="M2442 7096l19-4329" svg:viewBox="0 0 20 4330">
          <text:p text:style-name="P1">27</text:p>
        </draw:connector>
        <draw:connector draw:style-name="gr30" draw:text-style-name="P3" draw:layer="layout" draw:type="line" svg:x1="2.936cm" svg:y1="7.3cm" svg:x2="4.914cm" svg:y2="5.549cm" draw:start-shape="id227" draw:start-glue-point="11" draw:end-shape="id228" draw:end-glue-point="0" svg:d="M2936 7300l1978-1751" svg:viewBox="0 0 1979 1752">
          <text:p text:style-name="P1">36</text:p>
        </draw:connector>
        <draw:connector draw:style-name="gr30" draw:text-style-name="P3" draw:layer="layout" draw:type="line" svg:x1="7.935cm" svg:y1="2.59cm" svg:x2="5.903cm" svg:y2="4.56cm" draw:start-shape="id224" draw:start-glue-point="7" draw:end-shape="id226" draw:end-glue-point="11" svg:d="M7935 2590l-2032 1970" svg:viewBox="0 0 2033 1971">
          <text:p text:style-name="P1">71</text:p>
        </draw:connector>
      </draw:page>
      <draw:page draw:name="page12" draw:style-name="dp1" draw:master-page-name="Default">
        <draw:custom-shape draw:style-name="gr21" draw:text-style-name="P6" xml:id="id229" draw:id="id229" draw:layer="layout" svg:width="0.986cm" svg:height="0.986cm" svg:x="10.27cm" svg:y="4.5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0" draw:id="id230" draw:layer="layout" svg:width="0.986cm" svg:height="0.986cm" svg:x="8.865cm" svg:y="6.725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line" svg:x1="10.414cm" svg:y1="5.362cm" svg:x2="9.707cm" svg:y2="6.869cm" draw:start-shape="id229" draw:start-glue-point="7" draw:end-shape="id230" draw:end-glue-point="11" svg:d="M10414 5362l-707 1507" svg:viewBox="0 0 708 1508">
          <text:p/>
        </draw:connector>
        <draw:custom-shape draw:style-name="gr21" draw:text-style-name="P6" xml:id="id231" draw:id="id231" draw:layer="layout" svg:width="0.986cm" svg:height="0.986cm" svg:x="11.731cm" svg:y="6.766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2" draw:id="id232" draw:layer="layout" svg:width="0.986cm" svg:height="0.986cm" svg:x="10.555cm" svg:y="9.539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3" draw:id="id233" draw:layer="layout" svg:width="0.986cm" svg:height="0.986cm" svg:x="13.7cm" svg:y="9.466cm">
          <text:p text:style-name="P1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line" svg:x1="11.875cm" svg:y1="7.608cm" svg:x2="11.048cm" svg:y2="9.539cm" draw:start-shape="id231" draw:start-glue-point="7" draw:end-shape="id232" draw:end-glue-point="4" svg:d="M11875 7608l-827 1931" svg:viewBox="0 0 828 1932">
          <text:p/>
        </draw:connector>
        <draw:connector draw:style-name="gr31" draw:text-style-name="P3" draw:layer="layout" draw:type="line" svg:x1="12.573cm" svg:y1="7.608cm" svg:x2="14.193cm" svg:y2="9.466cm" draw:start-shape="id231" draw:start-glue-point="9" draw:end-shape="id233" draw:end-glue-point="4" svg:d="M12573 7608l1620 1858" svg:viewBox="0 0 1621 1859">
          <text:p/>
        </draw:connector>
        <draw:custom-shape draw:style-name="gr21" draw:text-style-name="P6" xml:id="id234" draw:id="id234" draw:layer="layout" svg:width="0.986cm" svg:height="0.986cm" svg:x="7.875cm" svg:y="1.802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5" draw:id="id235" draw:layer="layout" svg:width="0.986cm" svg:height="0.986cm" svg:x="5.654cm" svg:y="4.49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line" svg:x1="8.019cm" svg:y1="2.644cm" svg:x2="6.496cm" svg:y2="4.634cm" draw:start-shape="id234" draw:start-glue-point="7" draw:end-shape="id235" draw:end-glue-point="11" svg:d="M8019 2644l-1523 1990" svg:viewBox="0 0 1524 1991">
          <text:p/>
        </draw:connector>
        <draw:connector draw:style-name="gr32" draw:text-style-name="P7" draw:layer="layout" draw:type="line" svg:x1="8.717cm" svg:y1="2.644cm" svg:x2="10.414cm" svg:y2="4.664cm" draw:start-shape="id234" draw:start-glue-point="9" draw:end-shape="id229" draw:end-glue-point="5" svg:d="M8717 2644l1697 2020" svg:viewBox="0 0 1698 2021">
          <text:p/>
        </draw:connector>
        <draw:connector draw:style-name="gr32" draw:text-style-name="P7" draw:layer="layout" draw:type="line" svg:x1="11.112cm" svg:y1="5.362cm" svg:x2="11.875cm" svg:y2="6.91cm" draw:start-shape="id229" draw:start-glue-point="9" draw:end-shape="id231" draw:end-glue-point="5" svg:d="M11112 5362l763 1548" svg:viewBox="0 0 764 1549">
          <text:p/>
        </draw:connector>
        <draw:custom-shape draw:style-name="gr21" draw:text-style-name="P6" xml:id="id238" draw:id="id238" draw:layer="layout" svg:width="0.986cm" svg:height="0.986cm" svg:x="7.172cm" svg:y="9.636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6" draw:id="id236" draw:layer="layout" svg:width="0.986cm" svg:height="0.986cm" svg:x="4.05cm" svg:y="6.83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7" draw:id="id237" draw:layer="layout" svg:width="0.986cm" svg:height="0.986cm" svg:x="6.939cm" svg:y="6.83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7" draw:layer="layout" draw:type="line" svg:x1="5.798cm" svg:y1="5.332cm" svg:x2="4.892cm" svg:y2="6.98cm" draw:start-shape="id235" draw:start-glue-point="7" draw:end-shape="id236" draw:end-glue-point="11" svg:d="M5798 5332l-906 1648" svg:viewBox="0 0 907 1649">
          <text:p/>
        </draw:connector>
        <draw:connector draw:style-name="gr32" draw:text-style-name="P7" draw:layer="layout" draw:type="line" svg:x1="6.496cm" svg:y1="5.332cm" svg:x2="7.083cm" svg:y2="6.983cm" draw:start-shape="id235" draw:start-glue-point="9" draw:end-shape="id237" draw:end-glue-point="5" svg:d="M6496 5332l587 1651" svg:viewBox="0 0 588 1652">
          <text:p/>
        </draw:connector>
        <draw:connector draw:style-name="gr31" draw:text-style-name="P3" draw:layer="layout" draw:type="line" svg:x1="9.009cm" svg:y1="7.567cm" svg:x2="7.665cm" svg:y2="9.636cm" draw:start-shape="id230" draw:start-glue-point="7" draw:end-shape="id238" draw:end-glue-point="4" svg:d="M9009 7567l-1344 2069" svg:viewBox="0 0 1345 2070">
          <text:p/>
        </draw:connector>
        <draw:custom-shape draw:style-name="gr21" draw:text-style-name="P6" xml:id="id239" draw:id="id239" draw:layer="layout" svg:width="0.986cm" svg:height="0.986cm" svg:x="15.205cm" svg:y="11.78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line" svg:x1="14.542cm" svg:y1="10.308cm" svg:x2="15.349cm" svg:y2="11.924cm" draw:start-shape="id233" draw:start-glue-point="9" draw:end-shape="id239" draw:end-glue-point="5" svg:d="M14542 10308l807 1616" svg:viewBox="0 0 808 1617">
          <text:p/>
        </draw:connector>
        <draw:custom-shape draw:style-name="gr21" draw:text-style-name="P6" xml:id="id240" draw:id="id240" draw:layer="layout" svg:width="0.986cm" svg:height="0.986cm" svg:x="12.311cm" svg:y="12.007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line" svg:x1="13.844cm" svg:y1="10.308cm" svg:x2="13.153cm" svg:y2="12.151cm" draw:start-shape="id233" draw:start-glue-point="7" draw:end-shape="id240" draw:end-glue-point="11" svg:d="M13844 10308l-691 1843" svg:viewBox="0 0 692 1844">
          <text:p/>
        </draw:connector>
        <draw:custom-shape draw:style-name="gr21" draw:text-style-name="P6" xml:id="id241" draw:id="id241" draw:layer="layout" svg:width="0.986cm" svg:height="0.986cm" svg:x="2.365cm" svg:y="9.509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7" draw:layer="layout" draw:type="line" svg:x1="4.194cm" svg:y1="7.678cm" svg:x2="3.207cm" svg:y2="9.653cm" draw:start-shape="id236" draw:start-glue-point="7" draw:end-shape="id241" draw:end-glue-point="11" svg:d="M4194 7678l-987 1975" svg:viewBox="0 0 988 1976">
          <text:p/>
        </draw:connector>
        <draw:connector draw:style-name="gr32" draw:text-style-name="P7" draw:layer="layout" draw:type="line" svg:x1="5.036cm" svg:y1="7.329cm" svg:x2="6.939cm" svg:y2="7.332cm" draw:start-shape="id236" draw:start-glue-point="10" draw:end-shape="id237" draw:end-glue-point="6" svg:d="M5036 7329l1903 3" svg:viewBox="0 0 1904 4">
          <text:p/>
        </draw:connector>
        <draw:connector draw:style-name="gr33" draw:text-style-name="P7" draw:layer="layout" draw:type="line" svg:x1="8.014cm" svg:y1="10.478cm" svg:x2="12.311cm" svg:y2="12.5cm" draw:start-shape="id238" draw:start-glue-point="9" draw:end-shape="id240" draw:end-glue-point="6" svg:d="M8014 10478l4297 2022" svg:viewBox="0 0 4298 2023">
          <text:p/>
        </draw:connector>
      </draw:page>
      <draw:page draw:name="page13" draw:style-name="dp1" draw:master-page-name="Default">
        <draw:custom-shape draw:style-name="gr21" draw:text-style-name="P6" xml:id="id246" draw:id="id246" draw:layer="layout" svg:width="0.986cm" svg:height="0.986cm" svg:x="10.269cm" svg:y="4.519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42" draw:id="id242" draw:layer="layout" svg:width="0.986cm" svg:height="0.986cm" svg:x="11.73cm" svg:y="6.765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43" draw:id="id243" draw:layer="layout" svg:width="0.986cm" svg:height="0.986cm" svg:x="13.225cm" svg:y="9.17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572cm" svg:y1="7.607cm" svg:x2="13.369cm" svg:y2="9.314cm" draw:start-shape="id242" draw:start-glue-point="9" draw:end-shape="id243" draw:end-glue-point="5" svg:d="M12572 7607l797 1707" svg:viewBox="0 0 798 1708">
          <text:p/>
        </draw:connector>
        <draw:custom-shape draw:style-name="gr21" draw:text-style-name="P6" xml:id="id244" draw:id="id244" draw:layer="layout" svg:width="0.986cm" svg:height="0.986cm" svg:x="7.874cm" svg:y="1.801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45" draw:id="id245" draw:layer="layout" svg:width="0.986cm" svg:height="0.986cm" svg:x="5.653cm" svg:y="4.489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018cm" svg:y1="2.643cm" svg:x2="6.495cm" svg:y2="4.633cm" draw:start-shape="id244" draw:start-glue-point="7" draw:end-shape="id245" draw:end-glue-point="11" svg:d="M8018 2643l-1523 1990" svg:viewBox="0 0 1524 1991">
          <text:p/>
        </draw:connector>
        <draw:connector draw:style-name="gr23" draw:text-style-name="P7" draw:layer="layout" draw:type="line" svg:x1="8.716cm" svg:y1="2.643cm" svg:x2="10.413cm" svg:y2="4.663cm" draw:start-shape="id244" draw:start-glue-point="9" draw:end-shape="id246" draw:end-glue-point="5" svg:d="M8716 2643l1697 2020" svg:viewBox="0 0 1698 2021">
          <text:p/>
        </draw:connector>
        <draw:connector draw:style-name="gr23" draw:text-style-name="P7" draw:layer="layout" draw:type="line" svg:x1="11.111cm" svg:y1="5.361cm" svg:x2="11.874cm" svg:y2="6.909cm" draw:start-shape="id246" draw:start-glue-point="9" draw:end-shape="id242" draw:end-glue-point="5" svg:d="M11111 5361l763 1548" svg:viewBox="0 0 764 1549">
          <text:p/>
        </draw:connector>
        <draw:custom-shape draw:style-name="gr21" draw:text-style-name="P6" xml:id="id249" draw:id="id249" draw:layer="layout" svg:width="0.986cm" svg:height="0.986cm" svg:x="10.309cm" svg:y="9.278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47" draw:id="id247" draw:layer="layout" svg:width="0.986cm" svg:height="0.986cm" svg:x="4.149cm" svg:y="6.835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48" draw:id="id248" draw:layer="layout" svg:width="0.986cm" svg:height="0.986cm" svg:x="7.038cm" svg:y="6.738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797cm" svg:y1="5.331cm" svg:x2="4.991cm" svg:y2="6.979cm" draw:start-shape="id245" draw:start-glue-point="7" draw:end-shape="id247" draw:end-glue-point="11" svg:d="M5797 5331l-806 1648" svg:viewBox="0 0 807 1649">
          <text:p/>
        </draw:connector>
        <draw:connector draw:style-name="gr23" draw:text-style-name="P7" draw:layer="layout" draw:type="line" svg:x1="6.495cm" svg:y1="5.331cm" svg:x2="7.182cm" svg:y2="6.882cm" draw:start-shape="id245" draw:start-glue-point="9" draw:end-shape="id248" draw:end-glue-point="5" svg:d="M6495 5331l687 1551" svg:viewBox="0 0 688 1552">
          <text:p/>
        </draw:connector>
        <draw:connector draw:style-name="gr2" draw:text-style-name="P3" draw:layer="layout" draw:type="line" svg:x1="11.874cm" svg:y1="7.607cm" svg:x2="11.151cm" svg:y2="9.422cm" draw:start-shape="id242" draw:start-glue-point="7" draw:end-shape="id249" draw:end-glue-point="11" svg:d="M11874 7607l-723 1815" svg:viewBox="0 0 724 1816">
          <text:p/>
        </draw:connector>
        <draw:custom-shape draw:style-name="gr21" draw:text-style-name="P6" xml:id="id250" draw:id="id250" draw:layer="layout" svg:width="0.986cm" svg:height="0.986cm" svg:x="2.351cm" svg:y="9.49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51" draw:id="id251" draw:layer="layout" svg:width="0.986cm" svg:height="0.986cm" svg:x="5.818cm" svg:y="9.39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4.293cm" svg:y1="7.677cm" svg:x2="3.193cm" svg:y2="9.634cm" draw:start-shape="id247" draw:start-glue-point="7" draw:end-shape="id250" draw:end-glue-point="11" svg:d="M4293 7677l-1100 1957" svg:viewBox="0 0 1101 1958">
          <text:p/>
        </draw:connector>
        <draw:connector draw:style-name="gr23" draw:text-style-name="P7" draw:layer="layout" draw:type="line" svg:x1="4.991cm" svg:y1="7.677cm" svg:x2="5.962cm" svg:y2="9.534cm" draw:start-shape="id247" draw:start-glue-point="9" draw:end-shape="id251" draw:end-glue-point="5" svg:d="M4991 7677l971 1857" svg:viewBox="0 0 972 1858">
          <text:p/>
        </draw:connector>
      </draw:page>
      <draw:page draw:name="page14" draw:style-name="dp1" draw:master-page-name="Default">
        <draw:custom-shape draw:style-name="gr21" draw:text-style-name="P6" xml:id="id252" draw:id="id252" draw:layer="layout" svg:width="0.986cm" svg:height="0.986cm" svg:x="4.285cm" svg:y="12.716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53" draw:id="id253" draw:layer="layout" svg:width="0.986cm" svg:height="0.986cm" svg:x="2.788cm" svg:y="14.37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4.429cm" svg:y1="13.558cm" svg:x2="3.63cm" svg:y2="14.514cm" draw:start-shape="id252" draw:start-glue-point="7" draw:end-shape="id253" draw:end-glue-point="11" svg:d="M4429 13558l-799 956" svg:viewBox="0 0 800 957">
          <text:p/>
        </draw:connector>
        <draw:custom-shape draw:style-name="gr21" draw:text-style-name="P6" xml:id="id254" draw:id="id254" draw:layer="layout" svg:width="0.986cm" svg:height="0.986cm" svg:x="4.339cm" svg:y="15.894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3.63cm" svg:y1="15.212cm" svg:x2="4.483cm" svg:y2="16.038cm" draw:start-shape="id253" draw:start-glue-point="9" draw:end-shape="id254" draw:end-glue-point="5" svg:d="M3630 15212l853 826" svg:viewBox="0 0 854 827">
          <text:p/>
        </draw:connector>
        <draw:custom-shape draw:style-name="gr21" draw:text-style-name="P6" xml:id="id257" draw:id="id257" draw:layer="layout" svg:width="0.986cm" svg:height="0.986cm" svg:x="13.147cm" svg:y="3.851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55" draw:id="id255" draw:layer="layout" svg:width="0.986cm" svg:height="0.986cm" svg:x="11.666cm" svg:y="2.14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6" xml:id="id256" draw:id="id256" draw:layer="layout" svg:width="0.986cm" svg:height="0.986cm" svg:x="10.199cm" svg:y="3.878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3" draw:text-style-name="P7" draw:layer="layout" draw:type="line" svg:x1="11.81cm" svg:y1="2.991cm" svg:x2="11.041cm" svg:y2="4.022cm" draw:start-shape="id255" draw:start-glue-point="7" draw:end-shape="id256" draw:end-glue-point="11" svg:d="M11810 2991l-769 1031" svg:viewBox="0 0 770 1032">
          <text:p/>
        </draw:connector>
        <draw:connector draw:style-name="gr23" draw:text-style-name="P7" draw:layer="layout" draw:type="line" svg:x1="12.508cm" svg:y1="2.991cm" svg:x2="13.291cm" svg:y2="3.995cm" draw:start-shape="id255" draw:start-glue-point="9" draw:end-shape="id257" draw:end-glue-point="5" svg:d="M12508 2991l783 1004" svg:viewBox="0 0 784 1005">
          <text:p/>
        </draw:connector>
        <draw:custom-shape draw:style-name="gr21" draw:text-style-name="P6" xml:id="id258" draw:id="id258" draw:layer="layout" svg:width="0.986cm" svg:height="0.986cm" svg:x="4.278cm" svg:y="1.508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59" draw:id="id259" draw:layer="layout" svg:width="0.986cm" svg:height="0.986cm" svg:x="2.881cm" svg:y="3.062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4.422cm" svg:y1="2.35cm" svg:x2="3.723cm" svg:y2="3.206cm" draw:start-shape="id258" draw:start-glue-point="7" draw:end-shape="id259" draw:end-glue-point="11" svg:d="M4422 2350l-699 856" svg:viewBox="0 0 700 857">
          <text:p/>
        </draw:connector>
        <draw:custom-shape draw:style-name="gr21" draw:text-style-name="P6" xml:id="id260" draw:id="id260" draw:layer="layout" svg:width="0.986cm" svg:height="0.986cm" svg:x="1.432cm" svg:y="4.68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3.025cm" svg:y1="3.904cm" svg:x2="2.274cm" svg:y2="4.83cm" draw:start-shape="id259" draw:start-glue-point="7" draw:end-shape="id260" draw:end-glue-point="11" svg:d="M3025 3904l-751 926" svg:viewBox="0 0 752 927">
          <text:p/>
        </draw:connector>
        <draw:custom-shape draw:style-name="gr21" draw:text-style-name="P6" xml:id="id263" draw:id="id263" draw:layer="layout" svg:width="0.986cm" svg:height="0.986cm" svg:x="13.747cm" svg:y="15.052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61" draw:id="id261" draw:layer="layout" svg:width="0.986cm" svg:height="0.986cm" svg:x="12.266cm" svg:y="13.35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6" xml:id="id262" draw:id="id262" draw:layer="layout" svg:width="0.986cm" svg:height="0.986cm" svg:x="10.799cm" svg:y="15.079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3" draw:text-style-name="P7" draw:layer="layout" draw:type="line" svg:x1="12.41cm" svg:y1="14.192cm" svg:x2="11.641cm" svg:y2="15.223cm" draw:start-shape="id261" draw:start-glue-point="7" draw:end-shape="id262" draw:end-glue-point="11" svg:d="M12410 14192l-769 1031" svg:viewBox="0 0 770 1032">
          <text:p/>
        </draw:connector>
        <draw:connector draw:style-name="gr23" draw:text-style-name="P7" draw:layer="layout" draw:type="line" svg:x1="13.108cm" svg:y1="14.192cm" svg:x2="13.891cm" svg:y2="15.196cm" draw:start-shape="id261" draw:start-glue-point="9" draw:end-shape="id263" draw:end-glue-point="5" svg:d="M13108 14192l783 1004" svg:viewBox="0 0 784 1005">
          <text:p/>
        </draw:connector>
        <draw:custom-shape draw:style-name="gr21" draw:text-style-name="P6" xml:id="id266" draw:id="id266" draw:layer="layout" svg:width="0.986cm" svg:height="0.986cm" svg:x="13.523cm" svg:y="9.185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64" draw:id="id264" draw:layer="layout" svg:width="0.986cm" svg:height="0.986cm" svg:x="12.042cm" svg:y="7.483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6" xml:id="id265" draw:id="id265" draw:layer="layout" svg:width="0.986cm" svg:height="0.986cm" svg:x="10.575cm" svg:y="9.21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3" draw:text-style-name="P7" draw:layer="layout" draw:type="line" svg:x1="12.186cm" svg:y1="8.325cm" svg:x2="11.417cm" svg:y2="9.356cm" draw:start-shape="id264" draw:start-glue-point="7" draw:end-shape="id265" draw:end-glue-point="11" svg:d="M12186 8325l-769 1031" svg:viewBox="0 0 770 1032">
          <text:p/>
        </draw:connector>
        <draw:connector draw:style-name="gr23" draw:text-style-name="P7" draw:layer="layout" draw:type="line" svg:x1="12.884cm" svg:y1="8.325cm" svg:x2="13.667cm" svg:y2="9.329cm" draw:start-shape="id264" draw:start-glue-point="9" draw:end-shape="id266" draw:end-glue-point="5" svg:d="M12884 8325l783 1004" svg:viewBox="0 0 784 1005">
          <text:p/>
        </draw:connector>
        <draw:custom-shape draw:style-name="gr21" draw:text-style-name="P6" xml:id="id267" draw:id="id267" draw:layer="layout" svg:width="0.986cm" svg:height="0.986cm" svg:x="1.554cm" svg:y="6.84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68" draw:id="id268" draw:layer="layout" svg:width="0.986cm" svg:height="0.986cm" svg:x="2.957cm" svg:y="8.396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69" draw:id="id269" draw:layer="layout" svg:width="0.986cm" svg:height="0.986cm" svg:x="4.408cm" svg:y="10.02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2.396cm" svg:y1="7.684cm" svg:x2="3.101cm" svg:y2="8.54cm" draw:start-shape="id267" draw:start-glue-point="9" draw:end-shape="id268" draw:end-glue-point="5" svg:d="M2396 7684l705 856" svg:viewBox="0 0 706 857">
          <text:p/>
        </draw:connector>
        <draw:connector draw:style-name="gr23" draw:text-style-name="P7" draw:layer="layout" draw:type="line" svg:x1="3.799cm" svg:y1="9.238cm" svg:x2="4.552cm" svg:y2="10.164cm" draw:start-shape="id268" draw:start-glue-point="9" draw:end-shape="id269" draw:end-glue-point="5" svg:d="M3799 9238l753 926" svg:viewBox="0 0 754 927">
          <text:p/>
        </draw:connector>
        <draw:custom-shape draw:style-name="gr21" draw:text-style-name="P6" xml:id="id272" draw:id="id272" draw:layer="layout" svg:width="0.986cm" svg:height="0.986cm" svg:x="14.039cm" svg:y="20.407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70" draw:id="id270" draw:layer="layout" svg:width="0.986cm" svg:height="0.986cm" svg:x="12.558cm" svg:y="18.705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6" xml:id="id271" draw:id="id271" draw:layer="layout" svg:width="0.986cm" svg:height="0.986cm" svg:x="11.091cm" svg:y="20.434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3" draw:text-style-name="P7" draw:layer="layout" draw:type="line" svg:x1="12.702cm" svg:y1="19.547cm" svg:x2="11.933cm" svg:y2="20.578cm" draw:start-shape="id270" draw:start-glue-point="7" draw:end-shape="id271" draw:end-glue-point="11" svg:d="M12702 19547l-769 1031" svg:viewBox="0 0 770 1032">
          <text:p/>
        </draw:connector>
        <draw:connector draw:style-name="gr23" draw:text-style-name="P7" draw:layer="layout" draw:type="line" svg:x1="13.4cm" svg:y1="19.547cm" svg:x2="14.183cm" svg:y2="20.551cm" draw:start-shape="id270" draw:start-glue-point="9" draw:end-shape="id272" draw:end-glue-point="5" svg:d="M13400 19547l783 1004" svg:viewBox="0 0 784 1005">
          <text:p/>
        </draw:connector>
        <draw:custom-shape draw:style-name="gr21" draw:text-style-name="P6" xml:id="id273" draw:id="id273" draw:layer="layout" svg:width="0.986cm" svg:height="0.986cm" svg:x="2.87cm" svg:y="18.064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74" draw:id="id274" draw:layer="layout" svg:width="0.986cm" svg:height="0.986cm" svg:x="4.273cm" svg:y="19.618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75" draw:id="id275" draw:layer="layout" svg:width="0.986cm" svg:height="0.986cm" svg:x="2.924cm" svg:y="21.242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3.712cm" svg:y1="18.906cm" svg:x2="4.417cm" svg:y2="19.762cm" draw:start-shape="id273" draw:start-glue-point="9" draw:end-shape="id274" draw:end-glue-point="5" svg:d="M3712 18906l705 856" svg:viewBox="0 0 706 857">
          <text:p/>
        </draw:connector>
        <draw:connector draw:style-name="gr23" draw:text-style-name="P7" draw:layer="layout" draw:type="line" svg:x1="4.417cm" svg:y1="20.46cm" svg:x2="3.766cm" svg:y2="21.386cm" draw:start-shape="id274" draw:start-glue-point="7" draw:end-shape="id275" draw:end-glue-point="11" svg:d="M4417 20460l-651 926" svg:viewBox="0 0 652 927">
          <text:p/>
        </draw:connector>
        <draw:custom-shape draw:style-name="gr34" draw:text-style-name="P15" draw:layer="layout" svg:width="2.921cm" svg:height="1.143cm" svg:x="6.083cm" svg:y="3.413cm">
          <text:p text:style-name="P14"><text:span text:style-name="T7">单向右旋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5" draw:layer="layout" svg:width="2.921cm" svg:height="1.143cm" svg:x="5.953cm" svg:y="8.239cm">
          <text:p text:style-name="P14"><text:span text:style-name="T7">单向左旋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5" draw:layer="layout" svg:width="3.556cm" svg:height="1.143cm" svg:x="6.226cm" svg:y="14.208cm">
          <text:p text:style-name="P14"><text:span text:style-name="T7">先向左，后向右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5" draw:layer="layout" svg:width="3.556cm" svg:height="1.143cm" svg:x="6.334cm" svg:y="19.923cm">
          <text:p text:style-name="P14"><text:span text:style-name="T7">先向右，后向左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5" draw:style-name="dp1" draw:master-page-name="Default">
        <draw:custom-shape draw:style-name="gr21" draw:text-style-name="P6" xml:id="id276" draw:id="id276" draw:layer="layout" svg:width="0.986cm" svg:height="0.986cm" svg:x="13.23cm" svg:y="20.066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77" draw:id="id277" draw:layer="layout" svg:width="0.986cm" svg:height="0.986cm" svg:x="14.725cm" svg:y="22.171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072cm" svg:y1="20.908cm" svg:x2="14.869cm" svg:y2="22.315cm" draw:start-shape="id276" draw:start-glue-point="9" draw:end-shape="id277" draw:end-glue-point="5" svg:d="M14072 20908l797 1407" svg:viewBox="0 0 798 1408">
          <text:p/>
        </draw:connector>
        <draw:custom-shape draw:style-name="gr21" draw:text-style-name="P6" xml:id="id278" draw:id="id278" draw:layer="layout" svg:width="0.986cm" svg:height="0.986cm" svg:x="10.274cm" svg:y="17.202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79" draw:id="id279" draw:layer="layout" svg:width="0.986cm" svg:height="0.986cm" svg:x="7.553cm" svg:y="20.19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418cm" svg:y1="18.044cm" svg:x2="8.395cm" svg:y2="20.334cm" draw:start-shape="id278" draw:start-glue-point="7" draw:end-shape="id279" draw:end-glue-point="11" svg:d="M10418 18044l-2023 2290" svg:viewBox="0 0 2024 2291">
          <text:p/>
        </draw:connector>
        <draw:connector draw:style-name="gr23" draw:text-style-name="P7" draw:layer="layout" draw:type="line" svg:x1="11.116cm" svg:y1="18.044cm" svg:x2="13.374cm" svg:y2="20.21cm" draw:start-shape="id278" draw:start-glue-point="9" draw:end-shape="id276" draw:end-glue-point="5" svg:d="M11116 18044l2258 2166" svg:viewBox="0 0 2259 2167">
          <text:p/>
        </draw:connector>
        <draw:custom-shape draw:style-name="gr21" draw:text-style-name="P6" xml:id="id282" draw:id="id282" draw:layer="layout" svg:width="0.986cm" svg:height="0.986cm" svg:x="11.809cm" svg:y="22.279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80" draw:id="id280" draw:layer="layout" svg:width="0.986cm" svg:height="0.986cm" svg:x="5.949cm" svg:y="22.536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81" draw:id="id281" draw:layer="layout" svg:width="0.986cm" svg:height="0.986cm" svg:x="9.038cm" svg:y="22.43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7.697cm" svg:y1="21.032cm" svg:x2="6.791cm" svg:y2="22.68cm" draw:start-shape="id279" draw:start-glue-point="7" draw:end-shape="id280" draw:end-glue-point="11" svg:d="M7697 21032l-906 1648" svg:viewBox="0 0 907 1649">
          <text:p/>
        </draw:connector>
        <draw:connector draw:style-name="gr23" draw:text-style-name="P7" draw:layer="layout" draw:type="line" svg:x1="8.395cm" svg:y1="21.032cm" svg:x2="9.182cm" svg:y2="22.583cm" draw:start-shape="id279" draw:start-glue-point="9" draw:end-shape="id281" draw:end-glue-point="5" svg:d="M8395 21032l787 1551" svg:viewBox="0 0 788 1552">
          <text:p/>
        </draw:connector>
        <draw:connector draw:style-name="gr2" draw:text-style-name="P3" draw:layer="layout" draw:type="line" svg:x1="13.374cm" svg:y1="20.908cm" svg:x2="12.651cm" svg:y2="22.423cm" draw:start-shape="id276" draw:start-glue-point="7" draw:end-shape="id282" draw:end-glue-point="11" svg:d="M13374 20908l-723 1515" svg:viewBox="0 0 724 1516">
          <text:p/>
        </draw:connector>
        <draw:custom-shape draw:style-name="gr21" draw:text-style-name="P6" xml:id="id283" draw:id="id283" draw:layer="layout" svg:width="0.986cm" svg:height="0.986cm" svg:x="4.251cm" svg:y="24.691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84" draw:id="id284" draw:layer="layout" svg:width="0.986cm" svg:height="0.986cm" svg:x="7.618cm" svg:y="24.59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6.093cm" svg:y1="23.378cm" svg:x2="5.093cm" svg:y2="24.835cm" draw:start-shape="id280" draw:start-glue-point="7" draw:end-shape="id283" draw:end-glue-point="11" svg:d="M6093 23378l-1000 1457" svg:viewBox="0 0 1001 1458">
          <text:p/>
        </draw:connector>
        <draw:connector draw:style-name="gr23" draw:text-style-name="P7" draw:layer="layout" draw:type="line" svg:x1="6.791cm" svg:y1="23.378cm" svg:x2="7.762cm" svg:y2="24.735cm" draw:start-shape="id280" draw:start-glue-point="9" draw:end-shape="id284" draw:end-glue-point="5" svg:d="M6791 23378l971 1357" svg:viewBox="0 0 972 1358">
          <text:p/>
        </draw:connector>
        <draw:custom-shape draw:style-name="gr21" draw:text-style-name="P6" xml:id="id285" draw:id="id285" draw:layer="layout" svg:width="0.986cm" svg:height="0.986cm" svg:x="10.447cm" svg:y="24.425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9.88cm" svg:y1="23.281cm" svg:x2="10.591cm" svg:y2="24.569cm" draw:start-shape="id281" draw:start-glue-point="9" draw:end-shape="id285" draw:end-glue-point="5" svg:d="M9880 23281l711 1288" svg:viewBox="0 0 712 1289">
          <text:p/>
        </draw:connector>
        <draw:custom-shape draw:style-name="gr21" draw:text-style-name="P6" xml:id="id286" draw:id="id286" draw:layer="layout" svg:width="0.986cm" svg:height="0.986cm" svg:x="6.745cm" svg:y="1.41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87" draw:id="id287" draw:layer="layout" svg:width="0.986cm" svg:height="0.986cm" svg:x="4.967cm" svg:y="3.413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88" draw:id="id288" draw:layer="layout" svg:width="0.986cm" svg:height="0.986cm" svg:x="8.523cm" svg:y="3.413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89" draw:id="id289" draw:layer="layout" svg:width="0.986cm" svg:height="0.986cm" svg:x="6.65cm" svg:y="5.626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90" draw:id="id290" draw:layer="layout" svg:width="0.986cm" svg:height="0.986cm" svg:x="10.228cm" svg:y="5.29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91" draw:id="id291" draw:layer="layout" svg:width="0.986cm" svg:height="0.986cm" svg:x="11.906cm" svg:y="7.004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92" draw:id="id292" draw:layer="layout" svg:width="0.986cm" svg:height="0.986cm" svg:x="10.225cm" svg:y="8.909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93" draw:id="id293" draw:layer="layout" svg:width="0.986cm" svg:height="0.986cm" svg:x="13.938cm" svg:y="8.939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94" draw:id="id294" draw:layer="layout" svg:width="0.986cm" svg:height="0.986cm" svg:x="15.64cm" svg:y="10.59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95" draw:id="id295" draw:layer="layout" svg:width="0.986cm" svg:height="0.986cm" svg:x="13.962cm" svg:y="12.549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6.889cm" svg:y1="2.253cm" svg:x2="5.809cm" svg:y2="3.557cm" draw:start-shape="id286" draw:start-glue-point="7" draw:end-shape="id287" draw:end-glue-point="11" svg:d="M6889 2253l-1080 1304" svg:viewBox="0 0 1081 1305">
          <text:p/>
        </draw:connector>
        <draw:connector draw:style-name="gr23" draw:text-style-name="P7" draw:layer="layout" draw:type="line" svg:x1="7.587cm" svg:y1="2.253cm" svg:x2="8.667cm" svg:y2="3.557cm" draw:start-shape="id286" draw:start-glue-point="9" draw:end-shape="id288" draw:end-glue-point="5" svg:d="M7587 2253l1080 1304" svg:viewBox="0 0 1081 1305">
          <text:p/>
        </draw:connector>
        <draw:connector draw:style-name="gr23" draw:text-style-name="P7" draw:layer="layout" draw:type="line" svg:x1="8.667cm" svg:y1="4.255cm" svg:x2="7.492cm" svg:y2="5.77cm" draw:start-shape="id288" draw:start-glue-point="7" draw:end-shape="id289" draw:end-glue-point="11" svg:d="M8667 4255l-1175 1515" svg:viewBox="0 0 1176 1516">
          <text:p/>
        </draw:connector>
        <draw:connector draw:style-name="gr23" draw:text-style-name="P7" draw:layer="layout" draw:type="line" svg:x1="9.365cm" svg:y1="4.255cm" svg:x2="10.372cm" svg:y2="5.443cm" draw:start-shape="id288" draw:start-glue-point="9" draw:end-shape="id290" draw:end-glue-point="5" svg:d="M9365 4255l1007 1188" svg:viewBox="0 0 1008 1189">
          <text:p/>
        </draw:connector>
        <draw:connector draw:style-name="gr23" draw:text-style-name="P7" draw:layer="layout" draw:type="line" svg:x1="11.07cm" svg:y1="6.141cm" svg:x2="12.05cm" svg:y2="7.148cm" draw:start-shape="id290" draw:start-glue-point="9" draw:end-shape="id291" draw:end-glue-point="5" svg:d="M11070 6141l980 1007" svg:viewBox="0 0 981 1008">
          <text:p/>
        </draw:connector>
        <draw:connector draw:style-name="gr23" draw:text-style-name="P7" draw:layer="layout" draw:type="line" svg:x1="12.05cm" svg:y1="7.846cm" svg:x2="11.067cm" svg:y2="9.053cm" draw:start-shape="id291" draw:start-glue-point="7" draw:end-shape="id292" draw:end-glue-point="11" svg:d="M12050 7846l-983 1207" svg:viewBox="0 0 984 1208">
          <text:p/>
        </draw:connector>
        <draw:connector draw:style-name="gr23" draw:text-style-name="P7" draw:layer="layout" draw:type="line" svg:x1="12.748cm" svg:y1="7.846cm" svg:x2="14.082cm" svg:y2="9.083cm" draw:start-shape="id291" draw:start-glue-point="9" draw:end-shape="id293" draw:end-glue-point="5" svg:d="M12748 7846l1334 1237" svg:viewBox="0 0 1335 1238">
          <text:p/>
        </draw:connector>
        <draw:connector draw:style-name="gr23" draw:text-style-name="P7" draw:layer="layout" draw:type="line" svg:x1="14.78cm" svg:y1="9.781cm" svg:x2="15.784cm" svg:y2="10.734cm" draw:start-shape="id293" draw:start-glue-point="9" draw:end-shape="id294" draw:end-glue-point="5" svg:d="M14780 9781l1004 953" svg:viewBox="0 0 1005 954">
          <text:p/>
        </draw:connector>
        <draw:connector draw:style-name="gr23" draw:text-style-name="P7" draw:layer="layout" draw:type="line" svg:x1="15.784cm" svg:y1="11.432cm" svg:x2="14.804cm" svg:y2="12.693cm" draw:start-shape="id294" draw:start-glue-point="7" draw:end-shape="id295" draw:end-glue-point="11" svg:d="M15784 11432l-980 1261" svg:viewBox="0 0 981 1262">
          <text:p/>
        </draw:connector>
        <draw:custom-shape draw:style-name="gr36" draw:text-style-name="P4" draw:layer="layout" svg:width="2.032cm" svg:height="4.826cm" svg:x="9.255cm" svg:y="11.6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宋体" svg:font-family="宋体" style:font-pitch="variable"/>
    <style:font-face style:name="宋体1" svg:font-family="宋体" style:font-adornments="标准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20:32:48.210358416</meta:creation-date>
    <dc:date>2016-02-15T17:02:25.991452740</dc:date>
    <meta:editing-duration>PT12H39M38S</meta:editing-duration>
    <meta:editing-cycles>40</meta:editing-cycles>
    <meta:generator>LibreOffice/4.4.7.2$Linux_X86_64 LibreOffice_project/40$Build-2</meta:generator>
    <meta:document-statistic meta:object-count="571"/>
  </office:meta>
</office:document-meta>
</file>